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map style:condition="cell-content()=[$All.$D$2]" style:apply-style-name="Good" style:base-cell-address="All.B2"/>
      <style:map style:condition="cell-content()!=[$All.$D$2]" style:apply-style-name="Bad" style:base-cell-address="All.B2"/>
    </style:style>
    <style:style style:name="ce4" style:family="table-cell" style:parent-style-name="Default">
      <style:table-cell-properties fo:border="0.06pt solid #000000"/>
      <style:map style:condition="cell-content()=[$All.$D$3]" style:apply-style-name="Good" style:base-cell-address="All.B3"/>
      <style:map style:condition="cell-content()!=[$All.$D$3]" style:apply-style-name="Bad" style:base-cell-address="All.B3"/>
    </style:style>
    <style:style style:name="ce5" style:family="table-cell" style:parent-style-name="Default">
      <style:table-cell-properties fo:border="0.06pt solid #000000"/>
      <style:map style:condition="cell-content()=[$All.$D$4]" style:apply-style-name="Good" style:base-cell-address="All.B4"/>
      <style:map style:condition="cell-content()!=[$All.$D$4]" style:apply-style-name="Bad" style:base-cell-address="All.B4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61">
      <style:table-cell-properties fo:border="0.06pt solid #000000"/>
    </style:style>
    <style:style style:name="ce8" style:family="table-cell" style:parent-style-name="Default" style:data-style-name="N61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1">
      <style:table-cell-properties fo:background-color="#00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nca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02877018486183" calcext:value-type="float">
            <text:p>6.02877018486183E-06</text:p>
          </table:table-cell>
          <table:table-cell table:style-name="ce3" office:value-type="float" office:value="0.00000330589116506214" calcext:value-type="float">
            <text:p>3.30589116506214E-06</text:p>
          </table:table-cell>
          <table:table-cell table:formula="of:=MIN([.B2:.C2])" office:value-type="float" office:value="0.00000330589116506214" calcext:value-type="float">
            <text:p>3.30589116506214E-06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236899653051928" calcext:value-type="float">
            <text:p>2.36899653051928E-05</text:p>
          </table:table-cell>
          <table:table-cell table:style-name="ce4" office:value-type="float" office:value="0.0000128202258903498" calcext:value-type="float">
            <text:p>1.28202258903498E-05</text:p>
          </table:table-cell>
          <table:table-cell table:formula="of:=MIN([.B3:.C3])" office:value-type="float" office:value="0.0000128202258903498" calcext:value-type="float">
            <text:p>1.28202258903498E-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ompac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527373206409517" calcext:value-type="float">
            <text:p>5.27373206409517E-06</text:p>
          </table:table-cell>
          <table:table-cell table:style-name="ce3" office:value-type="float" office:value="0.0000026550782401862" calcext:value-type="float">
            <text:p>2.6550782401862E-06</text:p>
          </table:table-cell>
          <table:table-cell table:formula="of:=MIN([.B7:.C7])" office:value-type="float" office:value="0.0000026550782401862" calcext:value-type="float">
            <text:p>2.655078240186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647826847651996" calcext:value-type="float">
            <text:p>6.47826847651996E-05</text:p>
          </table:table-cell>
          <table:table-cell table:style-name="ce4" office:value-type="float" office:value="0.0000053066676794531" calcext:value-type="float">
            <text:p>5.3066676794531E-06</text:p>
          </table:table-cell>
          <table:table-cell table:formula="of:=MIN([.B8:.C8])" office:value-type="float" office:value="0.0000053066676794531" calcext:value-type="float">
            <text:p>5.3066676794531E-0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9:.C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802976342552414" calcext:value-type="float">
            <text:p>8.02976342552414E-06</text:p>
          </table:table-cell>
          <table:table-cell table:style-name="ce3" office:value-type="float" office:value="0.00000278378919792246" calcext:value-type="float">
            <text:p>2.78378919792246E-06</text:p>
          </table:table-cell>
          <table:table-cell table:formula="of:=MIN([.B12:.C12])" office:value-type="float" office:value="0.00000278378919792246" calcext:value-type="float">
            <text:p>2.7837891979224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965930399216905" calcext:value-type="float">
            <text:p>9.65930399216905E-05</text:p>
          </table:table-cell>
          <table:table-cell table:style-name="ce4" office:value-type="float" office:value="0.0000097376609879552" calcext:value-type="float">
            <text:p>9.7376609879552E-06</text:p>
          </table:table-cell>
          <table:table-cell table:formula="of:=MIN([.B13:.C13])" office:value-type="float" office:value="0.0000097376609879552" calcext:value-type="float">
            <text:p>9.7376609879552E-0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4:.C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ind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802976342552414" calcext:value-type="float">
            <text:p>8.02976342552414E-06</text:p>
          </table:table-cell>
          <table:table-cell table:style-name="ce3" office:value-type="float" office:value="0.00000278378919792246" calcext:value-type="float">
            <text:p>2.78378919792246E-06</text:p>
          </table:table-cell>
          <table:table-cell table:formula="of:=MIN([.B17:.C17])" office:value-type="float" office:value="0.00000278378919792246" calcext:value-type="float">
            <text:p>2.7837891979224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965930399216905" calcext:value-type="float">
            <text:p>9.65930399216905E-05</text:p>
          </table:table-cell>
          <table:table-cell table:style-name="ce4" office:value-type="float" office:value="0.0000097376609879552" calcext:value-type="float">
            <text:p>9.7376609879552E-06</text:p>
          </table:table-cell>
          <table:table-cell table:formula="of:=MIN([.B18:.C18])" office:value-type="float" office:value="0.0000097376609879552" calcext:value-type="float">
            <text:p>9.7376609879552E-0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9:.C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indIndex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310664321926489" calcext:value-type="float">
            <text:p>3.10664321926489E-06</text:p>
          </table:table-cell>
          <table:table-cell table:style-name="ce3" office:value-type="float" office:value="0.00000258548096429068" calcext:value-type="float">
            <text:p>2.58548096429068E-06</text:p>
          </table:table-cell>
          <table:table-cell table:formula="of:=MIN([.B22:.C22])" office:value-type="float" office:value="0.00000258548096429068" calcext:value-type="float">
            <text:p>2.5854809642906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189564681804388" calcext:value-type="float">
            <text:p>1.89564681804388E-05</text:p>
          </table:table-cell>
          <table:table-cell table:style-name="ce4" office:value-type="float" office:value="0.00000780089080386058" calcext:value-type="float">
            <text:p>7.80089080386058E-06</text:p>
          </table:table-cell>
          <table:table-cell table:formula="of:=MIN([.B23:.C23])" office:value-type="float" office:value="0.00000780089080386058" calcext:value-type="float">
            <text:p>7.80089080386058E-0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4:.C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irs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289194930435069" calcext:value-type="float">
            <text:p>2.89194930435069E-06</text:p>
          </table:table-cell>
          <table:table-cell table:style-name="ce3" office:value-type="float" office:value="0.00000249210997004405" calcext:value-type="float">
            <text:p>2.49210997004405E-06</text:p>
          </table:table-cell>
          <table:table-cell table:formula="of:=MIN([.B27:.C27])" office:value-type="float" office:value="0.00000249210997004405" calcext:value-type="float">
            <text:p>2.4921099700440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0394704332113737" calcext:value-type="float">
            <text:p>3.94704332113737E-06</text:p>
          </table:table-cell>
          <table:table-cell table:style-name="ce4" office:value-type="float" office:value="0.00000334897051893448" calcext:value-type="float">
            <text:p>3.34897051893448E-06</text:p>
          </table:table-cell>
          <table:table-cell table:formula="of:=MIN([.B28:.C28])" office:value-type="float" office:value="0.00000334897051893448" calcext:value-type="float">
            <text:p>3.34897051893448E-06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9:.C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latten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378938524318435" calcext:value-type="float">
            <text:p>3.78938524318435E-06</text:p>
          </table:table-cell>
          <table:table-cell table:style-name="ce3" office:value-type="float" office:value="0.00000423221082494469" calcext:value-type="float">
            <text:p>4.23221082494469E-06</text:p>
          </table:table-cell>
          <table:table-cell table:formula="of:=MIN([.B32:.C32])" office:value-type="float" office:value="0.00000378938524318435" calcext:value-type="float">
            <text:p>3.7893852431843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269275931935469" calcext:value-type="float">
            <text:p>2.69275931935469E-05</text:p>
          </table:table-cell>
          <table:table-cell table:style-name="ce4" office:value-type="float" office:value="0.0000454940794294797" calcext:value-type="float">
            <text:p>4.54940794294797E-05</text:p>
          </table:table-cell>
          <table:table-cell table:formula="of:=MIN([.B33:.C33])" office:value-type="float" office:value="0.0000269275931935469" calcext:value-type="float">
            <text:p>2.69275931935469E-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34:.C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headtail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294034798450337" calcext:value-type="float">
            <text:p>2.94034798450337E-06</text:p>
          </table:table-cell>
          <table:table-cell table:style-name="ce3" office:value-type="float" office:value="0.00000307076194989165" calcext:value-type="float">
            <text:p>3.07076194989165E-06</text:p>
          </table:table-cell>
          <table:table-cell table:formula="of:=MIN([.B37:.C37])" office:value-type="float" office:value="0.00000294034798450337" calcext:value-type="float">
            <text:p>2.94034798450337E-0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122515177471661" calcext:value-type="float">
            <text:p>1.22515177471661E-05</text:p>
          </table:table-cell>
          <table:table-cell table:style-name="ce4" office:value-type="float" office:value="0.00000552106002550885" calcext:value-type="float">
            <text:p>5.52106002550885E-06</text:p>
          </table:table-cell>
          <table:table-cell table:formula="of:=MIN([.B38:.C38])" office:value-type="float" office:value="0.00000552106002550885" calcext:value-type="float">
            <text:p>5.52106002550885E-06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39:.C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ndexOf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59087306004914" calcext:value-type="float">
            <text:p>6.59087306004914E-06</text:p>
          </table:table-cell>
          <table:table-cell table:style-name="ce3" office:value-type="float" office:value="0.00000350927410610867" calcext:value-type="float">
            <text:p>3.50927410610867E-06</text:p>
          </table:table-cell>
          <table:table-cell table:formula="of:=MIN([.B42:.C42])" office:value-type="float" office:value="0.00000350927410610867" calcext:value-type="float">
            <text:p>3.5092741061086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683069002105868" calcext:value-type="float">
            <text:p>6.83069002105868E-05</text:p>
          </table:table-cell>
          <table:table-cell table:style-name="ce4" office:value-type="float" office:value="0.0000221086321253986" calcext:value-type="float">
            <text:p>2.21086321253986E-05</text:p>
          </table:table-cell>
          <table:table-cell table:formula="of:=MIN([.B43:.C43])" office:value-type="float" office:value="0.0000221086321253986" calcext:value-type="float">
            <text:p>2.21086321253986E-05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44:.C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join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221086321253986" calcext:value-type="float">
            <text:p>2.21086321253986E-05</text:p>
          </table:table-cell>
          <table:table-cell table:style-name="ce3" office:value-type="float" office:value="0.00000612755000324085" calcext:value-type="float">
            <text:p>6.12755000324085E-06</text:p>
          </table:table-cell>
          <table:table-cell table:formula="of:=MIN([.B47:.C47])" office:value-type="float" office:value="0.00000612755000324085" calcext:value-type="float">
            <text:p>6.1275500032408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993095709960981" calcext:value-type="float">
            <text:p>9.93095709960981E-05</text:p>
          </table:table-cell>
          <table:table-cell table:style-name="ce4" office:value-type="float" office:value="0.00000828952409209044" calcext:value-type="float">
            <text:p>8.28952409209044E-06</text:p>
          </table:table-cell>
          <table:table-cell table:formula="of:=MIN([.B48:.C48])" office:value-type="float" office:value="0.00000828952409209044" calcext:value-type="float">
            <text:p>8.28952409209044E-06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49:.C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87222767269266" calcext:value-type="float">
            <text:p>6.87222767269266E-06</text:p>
          </table:table-cell>
          <table:table-cell table:style-name="ce3" office:value-type="float" office:value="0.00000281266407786572" calcext:value-type="float">
            <text:p>2.81266407786572E-06</text:p>
          </table:table-cell>
          <table:table-cell table:formula="of:=MIN([.B52:.C52])" office:value-type="float" office:value="0.00000281266407786572" calcext:value-type="float">
            <text:p>2.8126640778657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550327898359668" calcext:value-type="float">
            <text:p>5.50327898359668E-05</text:p>
          </table:table-cell>
          <table:table-cell table:style-name="ce4" office:value-type="float" office:value="0.0000147068134727999" calcext:value-type="float">
            <text:p>1.47068134727999E-05</text:p>
          </table:table-cell>
          <table:table-cell table:formula="of:=MIN([.B53:.C53])" office:value-type="float" office:value="0.0000147068134727999" calcext:value-type="float">
            <text:p>1.47068134727999E-05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54:.C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lastIndexOf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473786748198104" calcext:value-type="float">
            <text:p>4.73786748198104E-06</text:p>
          </table:table-cell>
          <table:table-cell table:style-name="ce3" office:value-type="float" office:value="0.0000114771507844508" calcext:value-type="float">
            <text:p>1.14771507844508E-05</text:p>
          </table:table-cell>
          <table:table-cell table:formula="of:=MIN([.B57:.C57])" office:value-type="float" office:value="0.00000473786748198104" calcext:value-type="float">
            <text:p>4.73786748198104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246634513846731" calcext:value-type="float">
            <text:p>2.46634513846731E-05</text:p>
          </table:table-cell>
          <table:table-cell table:style-name="ce4" office:value-type="float" office:value="0.0000848597357853236" calcext:value-type="float">
            <text:p>8.48597357853236E-05</text:p>
          </table:table-cell>
          <table:table-cell table:formula="of:=MIN([.B58:.C58])" office:value-type="float" office:value="0.0000246634513846731" calcext:value-type="float">
            <text:p>2.46634513846731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59:.C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vers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347862414853272" calcext:value-type="float">
            <text:p>3.47862414853272E-06</text:p>
          </table:table-cell>
          <table:table-cell table:style-name="ce3" office:value-type="float" office:value="0.00000887136656142325" calcext:value-type="float">
            <text:p>8.87136656142325E-06</text:p>
          </table:table-cell>
          <table:table-cell table:formula="of:=MIN([.B62:.C62])" office:value-type="float" office:value="0.00000347862414853272" calcext:value-type="float">
            <text:p>3.4786241485327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0540796212121212" calcext:value-type="float">
            <text:p>5.40796212121212E-06</text:p>
          </table:table-cell>
          <table:table-cell table:style-name="ce4" office:value-type="float" office:value="0.000116656965093715" calcext:value-type="float">
            <text:p>0.000116656965094</text:p>
          </table:table-cell>
          <table:table-cell table:formula="of:=MIN([.B63:.C63])" office:value-type="float" office:value="0.00000540796212121212" calcext:value-type="float">
            <text:p>5.40796212121212E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64:.C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withou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479638654897979" calcext:value-type="float">
            <text:p>4.79638654897979E-06</text:p>
          </table:table-cell>
          <table:table-cell table:style-name="ce3" office:value-type="float" office:value="0.0000053151980319822" calcext:value-type="float">
            <text:p>5.3151980319822E-06</text:p>
          </table:table-cell>
          <table:table-cell table:formula="of:=MIN([.B67:.C67])" office:value-type="float" office:value="0.00000479638654897979" calcext:value-type="float">
            <text:p>4.7963865489797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376996616193044" calcext:value-type="float">
            <text:p>3.76996616193044E-05</text:p>
          </table:table-cell>
          <table:table-cell table:style-name="ce4" office:value-type="float" office:value="0.0000541656618295371" calcext:value-type="float">
            <text:p>5.41656618295371E-05</text:p>
          </table:table-cell>
          <table:table-cell table:formula="of:=MIN([.B68:.C68])" office:value-type="float" office:value="0.0000376996616193044" calcext:value-type="float">
            <text:p>3.76996616193044E-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69:.C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lic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79085143142751" calcext:value-type="float">
            <text:p>6.79085143142751E-06</text:p>
          </table:table-cell>
          <table:table-cell table:style-name="ce3" office:value-type="float" office:value="0.00000292223753018947" calcext:value-type="float">
            <text:p>2.92223753018947E-06</text:p>
          </table:table-cell>
          <table:table-cell table:formula="of:=MIN([.B72:.C72])" office:value-type="float" office:value="0.00000292223753018947" calcext:value-type="float">
            <text:p>2.9222375301894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678180636464817" calcext:value-type="float">
            <text:p>6.78180636464817E-05</text:p>
          </table:table-cell>
          <table:table-cell table:style-name="ce4" office:value-type="float" office:value="0.00000741827434717041" calcext:value-type="float">
            <text:p>7.41827434717041E-06</text:p>
          </table:table-cell>
          <table:table-cell table:formula="of:=MIN([.B73:.C73])" office:value-type="float" office:value="0.00000741827434717041" calcext:value-type="float">
            <text:p>7.41827434717041E-06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74:.C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Array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445474734477597" calcext:value-type="float">
            <text:p>4.45474734477597E-06</text:p>
          </table:table-cell>
          <table:table-cell table:style-name="ce3" office:value-type="float" office:value="0.0000048810568724917" calcext:value-type="float">
            <text:p>4.8810568724917E-06</text:p>
          </table:table-cell>
          <table:table-cell table:formula="of:=MIN([.B77:.C77])" office:value-type="float" office:value="0.00000445474734477597" calcext:value-type="float">
            <text:p>4.4547473447759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169905099345117" calcext:value-type="float">
            <text:p>1.69905099345117E-05</text:p>
          </table:table-cell>
          <table:table-cell table:style-name="ce4" office:value-type="float" office:value="0.0000354559804901043" calcext:value-type="float">
            <text:p>3.54559804901043E-05</text:p>
          </table:table-cell>
          <table:table-cell table:formula="of:=MIN([.B78:.C78])" office:value-type="float" office:value="0.0000169905099345117" calcext:value-type="float">
            <text:p>1.69905099345117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79:.C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ArrayBuffer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900855081062339" calcext:value-type="float">
            <text:p>9.00855081062339E-06</text:p>
          </table:table-cell>
          <table:table-cell table:style-name="ce3" office:value-type="float" office:value="0.00000256687539653689" calcext:value-type="float">
            <text:p>2.56687539653689E-06</text:p>
          </table:table-cell>
          <table:table-cell table:formula="of:=MIN([.B82:.C82])" office:value-type="float" office:value="0.00000256687539653689" calcext:value-type="float">
            <text:p>2.5668753965368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753090117526424" calcext:value-type="float">
            <text:p>7.53090117526424E-05</text:p>
          </table:table-cell>
          <table:table-cell table:style-name="ce4" office:value-type="float" office:value="0.00000339754916668997" calcext:value-type="float">
            <text:p>3.39754916668997E-06</text:p>
          </table:table-cell>
          <table:table-cell table:formula="of:=MIN([.B83:.C83])" office:value-type="float" office:value="0.00000339754916668997" calcext:value-type="float">
            <text:p>3.39754916668997E-06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84:.C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each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997760168792343" calcext:value-type="float">
            <text:p>9.97760168792343E-06</text:p>
          </table:table-cell>
          <table:table-cell table:style-name="ce3" office:value-type="float" office:value="0.00000834578881988251" calcext:value-type="float">
            <text:p>8.34578881988251E-06</text:p>
          </table:table-cell>
          <table:table-cell table:formula="of:=MIN([.B87:.C87])" office:value-type="float" office:value="0.00000834578881988251" calcext:value-type="float">
            <text:p>8.34578881988251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552152962998352" calcext:value-type="float">
            <text:p>5.52152962998352E-05</text:p>
          </table:table-cell>
          <table:table-cell table:style-name="ce4" office:value-type="float" office:value="0.0000339719774010135" calcext:value-type="float">
            <text:p>3.39719774010135E-05</text:p>
          </table:table-cell>
          <table:table-cell table:formula="of:=MIN([.B88:.C88])" office:value-type="float" office:value="0.0000339719774010135" calcext:value-type="float">
            <text:p>3.39719774010135E-05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89:.C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every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69052797796817" calcext:value-type="float">
            <text:p>6.69052797796817E-06</text:p>
          </table:table-cell>
          <table:table-cell table:style-name="ce3" office:value-type="float" office:value="0.00000505248151650112" calcext:value-type="float">
            <text:p>5.05248151650112E-06</text:p>
          </table:table-cell>
          <table:table-cell table:formula="of:=MIN([.B92:.C92])" office:value-type="float" office:value="0.00000505248151650112" calcext:value-type="float">
            <text:p>5.0524815165011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576972035551891" calcext:value-type="float">
            <text:p>5.76972035551891E-05</text:p>
          </table:table-cell>
          <table:table-cell table:style-name="ce4" office:value-type="float" office:value="0.0000400925804675317" calcext:value-type="float">
            <text:p>4.00925804675317E-05</text:p>
          </table:table-cell>
          <table:table-cell table:formula="of:=MIN([.B93:.C93])" office:value-type="float" office:value="0.0000400925804675317" calcext:value-type="float">
            <text:p>4.00925804675317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94:.C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944154929503755" calcext:value-type="float">
            <text:p>9.44154929503755E-06</text:p>
          </table:table-cell>
          <table:table-cell table:style-name="ce3" office:value-type="float" office:value="0.00000389774457941509" calcext:value-type="float">
            <text:p>3.89774457941509E-06</text:p>
          </table:table-cell>
          <table:table-cell table:formula="of:=MIN([.B97:.C97])" office:value-type="float" office:value="0.00000389774457941509" calcext:value-type="float">
            <text:p>3.8977445794150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565774454424575" calcext:value-type="float">
            <text:p>5.65774454424575E-05</text:p>
          </table:table-cell>
          <table:table-cell table:style-name="ce4" office:value-type="float" office:value="0.0000192350125442526" calcext:value-type="float">
            <text:p>1.92350125442526E-05</text:p>
          </table:table-cell>
          <table:table-cell table:formula="of:=MIN([.B98:.C98])" office:value-type="float" office:value="0.0000192350125442526" calcext:value-type="float">
            <text:p>1.92350125442526E-05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99:.C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ncludes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360769267957859" calcext:value-type="float">
            <text:p>3.60769267957859E-06</text:p>
          </table:table-cell>
          <table:table-cell table:style-name="ce3" office:value-type="float" office:value="0.00000369966854058722" calcext:value-type="float">
            <text:p>3.69966854058722E-06</text:p>
          </table:table-cell>
          <table:table-cell table:formula="of:=MIN([.B102:.C102])" office:value-type="float" office:value="0.00000360769267957859" calcext:value-type="float">
            <text:p>3.6076926795785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212268571313359" calcext:value-type="float">
            <text:p>2.12268571313359E-05</text:p>
          </table:table-cell>
          <table:table-cell table:style-name="ce4" office:value-type="float" office:value="0.0000401264341765722" calcext:value-type="float">
            <text:p>4.01264341765722E-05</text:p>
          </table:table-cell>
          <table:table-cell table:formula="of:=MIN([.B103:.C103])" office:value-type="float" office:value="0.0000212268571313359" calcext:value-type="float">
            <text:p>2.12268571313359E-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04:.C1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332222243369503" calcext:value-type="float">
            <text:p>3.32222243369503E-06</text:p>
          </table:table-cell>
          <table:table-cell table:style-name="ce3" office:value-type="float" office:value="0.0000066832680070831" calcext:value-type="float">
            <text:p>6.6832680070831E-06</text:p>
          </table:table-cell>
          <table:table-cell table:formula="of:=MIN([.B107:.C107])" office:value-type="float" office:value="0.00000332222243369503" calcext:value-type="float">
            <text:p>3.32222243369503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0808753474058877" calcext:value-type="float">
            <text:p>8.08753474058877E-06</text:p>
          </table:table-cell>
          <table:table-cell table:style-name="ce4" office:value-type="float" office:value="0.000123939389616613" calcext:value-type="float">
            <text:p>0.000123939389617</text:p>
          </table:table-cell>
          <table:table-cell table:formula="of:=MIN([.B108:.C108])" office:value-type="float" office:value="0.00000808753474058877" calcext:value-type="float">
            <text:p>8.08753474058877E-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09:.C1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duc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998310688475683" calcext:value-type="float">
            <text:p>9.98310688475683E-06</text:p>
          </table:table-cell>
          <table:table-cell table:style-name="ce3" office:value-type="float" office:value="0.00000362991867085705" calcext:value-type="float">
            <text:p>3.62991867085705E-06</text:p>
          </table:table-cell>
          <table:table-cell table:formula="of:=MIN([.B112:.C112])" office:value-type="float" office:value="0.00000362991867085705" calcext:value-type="float">
            <text:p>3.62991867085705E-06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155033759586452" calcext:value-type="float">
            <text:p>1.55033759586452E-05</text:p>
          </table:table-cell>
          <table:table-cell table:style-name="ce4" office:value-type="float" office:value="0.0000177928619025019" calcext:value-type="float">
            <text:p>1.77928619025019E-05</text:p>
          </table:table-cell>
          <table:table-cell table:formula="of:=MIN([.B113:.C113])" office:value-type="float" office:value="0.0000155033759586452" calcext:value-type="float">
            <text:p>1.55033759586452E-0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14:.C1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table:style-name="ce3" office:value-type="float" office:value="0.00000729914317826427" calcext:value-type="float">
            <text:p>7.29914317826427E-06</text:p>
          </table:table-cell>
          <table:table-cell table:formula="of:=MIN([.B117:.C117])" office:value-type="float" office:value="0.00000729914317826427" calcext:value-type="float">
            <text:p>7.2991431782642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351012721657545" calcext:value-type="float">
            <text:p>3.51012721657545E-05</text:p>
          </table:table-cell>
          <table:table-cell table:style-name="ce4" office:value-type="float" office:value="0.00000858412629138459" calcext:value-type="float">
            <text:p>8.58412629138459E-06</text:p>
          </table:table-cell>
          <table:table-cell table:formula="of:=MIN([.B118:.C118])" office:value-type="float" office:value="0.00000858412629138459" calcext:value-type="float">
            <text:p>8.58412629138459E-06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19:.C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duceRigh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810332672491569" calcext:value-type="float">
            <text:p>8.10332672491569E-06</text:p>
          </table:table-cell>
          <table:table-cell table:style-name="ce3" office:value-type="float" office:value="0.00000627786621469458" calcext:value-type="float">
            <text:p>6.27786621469458E-06</text:p>
          </table:table-cell>
          <table:table-cell table:formula="of:=MIN([.B122:.C122])" office:value-type="float" office:value="0.00000627786621469458" calcext:value-type="float">
            <text:p>6.2778662146945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903519359544343" calcext:value-type="float">
            <text:p>9.03519359544343E-05</text:p>
          </table:table-cell>
          <table:table-cell table:style-name="ce4" office:value-type="float" office:value="0.0000877648618107876" calcext:value-type="float">
            <text:p>8.77648618107876E-05</text:p>
          </table:table-cell>
          <table:table-cell table:formula="of:=MIN([.B123:.C123])" office:value-type="float" office:value="0.0000877648618107876" calcext:value-type="float">
            <text:p>8.77648618107876E-05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24:.C1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709509928330267" calcext:value-type="float">
            <text:p>7.09509928330267E-06</text:p>
          </table:table-cell>
          <table:table-cell table:style-name="ce3" office:value-type="float" office:value="0.00000291585479263373" calcext:value-type="float">
            <text:p>2.91585479263373E-06</text:p>
          </table:table-cell>
          <table:table-cell table:formula="of:=MIN([.B127:.C127])" office:value-type="float" office:value="0.00000291585479263373" calcext:value-type="float">
            <text:p>2.91585479263373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840543950831935" calcext:value-type="float">
            <text:p>8.40543950831935E-05</text:p>
          </table:table-cell>
          <table:table-cell table:style-name="ce4" office:value-type="float" office:value="0.0000118729015557105" calcext:value-type="float">
            <text:p>1.18729015557105E-05</text:p>
          </table:table-cell>
          <table:table-cell table:formula="of:=MIN([.B128:.C128])" office:value-type="float" office:value="0.0000118729015557105" calcext:value-type="float">
            <text:p>1.18729015557105E-05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29:.C1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om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table:style-name="ce3" office:value-type="float" office:value="0.00000652428750681233" calcext:value-type="float">
            <text:p>6.52428750681233E-06</text:p>
          </table:table-cell>
          <table:table-cell table:formula="of:=MIN([.B132:.C132])" office:value-type="float" office:value="0.00000652428750681233" calcext:value-type="float">
            <text:p>6.52428750681233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754751944468945" calcext:value-type="float">
            <text:p>7.54751944468945E-05</text:p>
          </table:table-cell>
          <table:table-cell table:style-name="ce4" office:value-type="float" office:value="0.0000106094398349825" calcext:value-type="float">
            <text:p>1.06094398349825E-05</text:p>
          </table:table-cell>
          <table:table-cell table:formula="of:=MIN([.B133:.C133])" office:value-type="float" office:value="0.0000106094398349825" calcext:value-type="float">
            <text:p>1.06094398349825E-05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34:.C1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rderBy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119768042118318" calcext:value-type="float">
            <text:p>1.19768042118318E-05</text:p>
          </table:table-cell>
          <table:table-cell table:style-name="ce3" office:value-type="float" office:value="0.0000340629348603825" calcext:value-type="float">
            <text:p>3.40629348603825E-05</text:p>
          </table:table-cell>
          <table:table-cell table:formula="of:=MIN([.B137:.C137])" office:value-type="float" office:value="0.0000119768042118318" calcext:value-type="float">
            <text:p>1.1976804211831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486346865565479" calcext:value-type="float">
            <text:p>4.86346865565479E-05</text:p>
          </table:table-cell>
          <table:table-cell table:style-name="ce4" office:value-type="float" office:value="0.00044219420449565" calcext:value-type="float">
            <text:p>0.000442194204496</text:p>
          </table:table-cell>
          <table:table-cell table:formula="of:=MIN([.B138:.C138])" office:value-type="float" office:value="0.0000486346865565479" calcext:value-type="float">
            <text:p>4.86346865565479E-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39:.C1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uniq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889812488130984" calcext:value-type="float">
            <text:p>8.89812488130984E-06</text:p>
          </table:table-cell>
          <table:table-cell table:style-name="ce3" office:value-type="float" office:value="0.0000106708775238449" calcext:value-type="float">
            <text:p>1.06708775238449E-05</text:p>
          </table:table-cell>
          <table:table-cell table:formula="of:=MIN([.B142:.C142])" office:value-type="float" office:value="0.00000889812488130984" calcext:value-type="float">
            <text:p>8.89812488130984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614774283342956" calcext:value-type="float">
            <text:p>6.14774283342956E-05</text:p>
          </table:table-cell>
          <table:table-cell table:style-name="ce4" office:value-type="float" office:value="0.000101314818995417" calcext:value-type="float">
            <text:p>0.000101314818995</text:p>
          </table:table-cell>
          <table:table-cell table:formula="of:=MIN([.B143:.C143])" office:value-type="float" office:value="0.0000614774283342956" calcext:value-type="float">
            <text:p>6.14774283342956E-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44:.C1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NaN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367698897436593" calcext:value-type="float">
            <text:p>3.67698897436593E-06</text:p>
          </table:table-cell>
          <table:table-cell table:style-name="ce3" office:value-type="float" office:value="0.00000215293305212638" calcext:value-type="float">
            <text:p>2.15293305212638E-06</text:p>
          </table:table-cell>
          <table:table-cell table:formula="of:=MIN([.B147:.C147])" office:value-type="float" office:value="0.00000215293305212638" calcext:value-type="float">
            <text:p>2.1529330521263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0669096426537457" calcext:value-type="float">
            <text:p>6.69096426537457E-06</text:p>
          </table:table-cell>
          <table:table-cell table:style-name="ce4" office:value-type="float" office:value="0.00000284344753418868" calcext:value-type="float">
            <text:p>2.84344753418868E-06</text:p>
          </table:table-cell>
          <table:table-cell table:formula="of:=MIN([.B148:.C148])" office:value-type="float" office:value="0.00000284344753418868" calcext:value-type="float">
            <text:p>2.84344753418868E-06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49:.C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Nil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529489168553866" calcext:value-type="float">
            <text:p>5.29489168553866E-06</text:p>
          </table:table-cell>
          <table:table-cell table:style-name="ce3" office:value-type="float" office:value="0.00000263333514120748" calcext:value-type="float">
            <text:p>2.63333514120748E-06</text:p>
          </table:table-cell>
          <table:table-cell table:formula="of:=MIN([.B152:.C152])" office:value-type="float" office:value="0.00000263333514120748" calcext:value-type="float">
            <text:p>2.6333351412074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461239450878896" calcext:value-type="float">
            <text:p>4.61239450878896E-05</text:p>
          </table:table-cell>
          <table:table-cell table:style-name="ce4" office:value-type="float" office:value="0.00000565863792309945" calcext:value-type="float">
            <text:p>5.65863792309945E-06</text:p>
          </table:table-cell>
          <table:table-cell table:formula="of:=MIN([.B153:.C153])" office:value-type="float" office:value="0.00000565863792309945" calcext:value-type="float">
            <text:p>5.65863792309945E-06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54:.C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Nul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410759818735534" calcext:value-type="float">
            <text:p>4.10759818735534E-06</text:p>
          </table:table-cell>
          <table:table-cell table:style-name="ce3" office:value-type="float" office:value="0.00000290436102654141" calcext:value-type="float">
            <text:p>2.90436102654141E-06</text:p>
          </table:table-cell>
          <table:table-cell table:formula="of:=MIN([.B157:.C157])" office:value-type="float" office:value="0.00000290436102654141" calcext:value-type="float">
            <text:p>2.90436102654141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0555906540788565" calcext:value-type="float">
            <text:p>5.55906540788565E-06</text:p>
          </table:table-cell>
          <table:table-cell table:style-name="ce4" office:value-type="float" office:value="0.00000547825206066259" calcext:value-type="float">
            <text:p>5.47825206066259E-06</text:p>
          </table:table-cell>
          <table:table-cell table:formula="of:=MIN([.B158:.C158])" office:value-type="float" office:value="0.00000547825206066259" calcext:value-type="float">
            <text:p>5.47825206066259E-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59:.C1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isUndefined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91518164437385" calcext:value-type="float">
            <text:p>6.91518164437385E-06</text:p>
          </table:table-cell>
          <table:table-cell table:style-name="ce3" office:value-type="float" office:value="0.00000292068360115469" calcext:value-type="float">
            <text:p>2.92068360115469E-06</text:p>
          </table:table-cell>
          <table:table-cell table:formula="of:=MIN([.B162:.C162])" office:value-type="float" office:value="0.00000292068360115469" calcext:value-type="float">
            <text:p>2.9206836011546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44845570992278" calcext:value-type="float">
            <text:p>4.4845570992278E-05</text:p>
          </table:table-cell>
          <table:table-cell table:style-name="ce4" office:value-type="float" office:value="0.00000586755051965035" calcext:value-type="float">
            <text:p>5.86755051965035E-06</text:p>
          </table:table-cell>
          <table:table-cell table:formula="of:=MIN([.B163:.C163])" office:value-type="float" office:value="0.00000586755051965035" calcext:value-type="float">
            <text:p>5.86755051965035E-06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64:.C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g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866291353019656" calcext:value-type="float">
            <text:p>8.66291353019656E-06</text:p>
          </table:table-cell>
          <table:table-cell table:style-name="ce3" office:value-type="float" office:value="0.00000264055203333705" calcext:value-type="float">
            <text:p>2.64055203333705E-06</text:p>
          </table:table-cell>
          <table:table-cell table:formula="of:=MIN([.B167:.C167])" office:value-type="float" office:value="0.00000264055203333705" calcext:value-type="float">
            <text:p>2.6405520333370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91395394093437" calcext:value-type="float">
            <text:p>9.1395394093437E-05</text:p>
          </table:table-cell>
          <table:table-cell table:style-name="ce4" office:value-type="float" office:value="0.00000466776339220552" calcext:value-type="float">
            <text:p>4.66776339220552E-06</text:p>
          </table:table-cell>
          <table:table-cell table:formula="of:=MIN([.B168:.C168])" office:value-type="float" office:value="0.00000466776339220552" calcext:value-type="float">
            <text:p>4.66776339220552E-06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69:.C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gt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254597874500477" calcext:value-type="float">
            <text:p>2.54597874500477E-06</text:p>
          </table:table-cell>
          <table:table-cell table:style-name="ce3" office:value-type="float" office:value="0.00000280270926262293" calcext:value-type="float">
            <text:p>2.80270926262293E-06</text:p>
          </table:table-cell>
          <table:table-cell table:formula="of:=MIN([.B172:.C172])" office:value-type="float" office:value="0.00000254597874500477" calcext:value-type="float">
            <text:p>2.54597874500477E-06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0525845431793913" calcext:value-type="float">
            <text:p>5.25845431793913E-06</text:p>
          </table:table-cell>
          <table:table-cell table:style-name="ce4" office:value-type="float" office:value="0.00000456248169343383" calcext:value-type="float">
            <text:p>4.56248169343383E-06</text:p>
          </table:table-cell>
          <table:table-cell table:formula="of:=MIN([.B173:.C173])" office:value-type="float" office:value="0.00000456248169343383" calcext:value-type="float">
            <text:p>4.56248169343383E-06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74:.C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assign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233490384128612" calcext:value-type="float">
            <text:p>2.33490384128612E-05</text:p>
          </table:table-cell>
          <table:table-cell table:style-name="ce3" office:value-type="float" office:value="0.0000150428284002648" calcext:value-type="float">
            <text:p>1.50428284002648E-05</text:p>
          </table:table-cell>
          <table:table-cell table:formula="of:=MIN([.B177:.C177])" office:value-type="float" office:value="0.0000150428284002648" calcext:value-type="float">
            <text:p>1.50428284002648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253954597482935" calcext:value-type="float">
            <text:p>0.000253954597483</text:p>
          </table:table-cell>
          <table:table-cell table:style-name="ce4" office:value-type="float" office:value="0.000070200573172504" calcext:value-type="float">
            <text:p>7.0200573172504E-05</text:p>
          </table:table-cell>
          <table:table-cell table:formula="of:=MIN([.B178:.C178])" office:value-type="float" office:value="0.000070200573172504" calcext:value-type="float">
            <text:p>7.0200573172504E-05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79:.C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assignIn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153702254785959" calcext:value-type="float">
            <text:p>1.53702254785959E-05</text:p>
          </table:table-cell>
          <table:table-cell table:style-name="ce3" office:value-type="float" office:value="0.00000984473614274867" calcext:value-type="float">
            <text:p>9.84473614274867E-06</text:p>
          </table:table-cell>
          <table:table-cell table:formula="of:=MIN([.B182:.C182])" office:value-type="float" office:value="0.00000984473614274867" calcext:value-type="float">
            <text:p>9.8447361427486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418241433510638" calcext:value-type="float">
            <text:p>4.18241433510638E-05</text:p>
          </table:table-cell>
          <table:table-cell table:style-name="ce4" office:value-type="float" office:value="0.0000259069708934447" calcext:value-type="float">
            <text:p>2.59069708934447E-05</text:p>
          </table:table-cell>
          <table:table-cell table:formula="of:=MIN([.B183:.C183])" office:value-type="float" office:value="0.0000259069708934447" calcext:value-type="float">
            <text:p>2.59069708934447E-05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84:.C1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701947372591622" calcext:value-type="float">
            <text:p>7.01947372591622E-06</text:p>
          </table:table-cell>
          <table:table-cell table:style-name="ce3" office:value-type="float" office:value="0.00000281866157931166" calcext:value-type="float">
            <text:p>2.81866157931166E-06</text:p>
          </table:table-cell>
          <table:table-cell table:formula="of:=MIN([.B187:.C187])" office:value-type="float" office:value="0.00000281866157931166" calcext:value-type="float">
            <text:p>2.8186615793116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654224201520913" calcext:value-type="float">
            <text:p>6.54224201520913E-05</text:p>
          </table:table-cell>
          <table:table-cell table:style-name="ce4" office:value-type="float" office:value="0.00000626462498966481" calcext:value-type="float">
            <text:p>6.26462498966481E-06</text:p>
          </table:table-cell>
          <table:table-cell table:formula="of:=MIN([.B188:.C188])" office:value-type="float" office:value="0.00000626462498966481" calcext:value-type="float">
            <text:p>6.26462498966481E-06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89:.C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oPairs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87184545168666" calcext:value-type="float">
            <text:p>6.87184545168666E-06</text:p>
          </table:table-cell>
          <table:table-cell table:style-name="ce3" office:value-type="float" office:value="0.0000025828234109988" calcext:value-type="float">
            <text:p>2.5828234109988E-06</text:p>
          </table:table-cell>
          <table:table-cell table:formula="of:=MIN([.B192:.C192])" office:value-type="float" office:value="0.0000025828234109988" calcext:value-type="float">
            <text:p>2.582823410998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141355564738727" calcext:value-type="float">
            <text:p>0.000141355564739</text:p>
          </table:table-cell>
          <table:table-cell table:style-name="ce4" office:value-type="float" office:value="0.00000430596983718608" calcext:value-type="float">
            <text:p>4.30596983718608E-06</text:p>
          </table:table-cell>
          <table:table-cell table:formula="of:=MIN([.B193:.C193])" office:value-type="float" office:value="0.00000430596983718608" calcext:value-type="float">
            <text:p>4.30596983718608E-06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94:.C1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555627843635791" calcext:value-type="float">
            <text:p>5.55627843635791E-06</text:p>
          </table:table-cell>
          <table:table-cell table:style-name="ce3" office:value-type="float" office:value="0.00000439549688727747" calcext:value-type="float">
            <text:p>4.39549688727747E-06</text:p>
          </table:table-cell>
          <table:table-cell table:formula="of:=MIN([.B197:.C197])" office:value-type="float" office:value="0.00000439549688727747" calcext:value-type="float">
            <text:p>4.3954968872774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325265734144741" calcext:value-type="float">
            <text:p>3.25265734144741E-05</text:p>
          </table:table-cell>
          <table:table-cell table:style-name="ce4" office:value-type="float" office:value="0.0000251075459655356" calcext:value-type="float">
            <text:p>2.51075459655356E-05</text:p>
          </table:table-cell>
          <table:table-cell table:formula="of:=MIN([.B198:.C198])" office:value-type="float" office:value="0.0000251075459655356" calcext:value-type="float">
            <text:p>2.51075459655356E-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199:.C1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610455465835511" calcext:value-type="float">
            <text:p>6.10455465835511E-06</text:p>
          </table:table-cell>
          <table:table-cell table:style-name="ce3" office:value-type="float" office:value="0.00000575689468431319" calcext:value-type="float">
            <text:p>5.75689468431319E-06</text:p>
          </table:table-cell>
          <table:table-cell table:formula="of:=MIN([.B202:.C202])" office:value-type="float" office:value="0.00000575689468431319" calcext:value-type="float">
            <text:p>5.75689468431319E-06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0741413771298933" calcext:value-type="float">
            <text:p>7.41413771298933E-06</text:p>
          </table:table-cell>
          <table:table-cell table:style-name="ce4" office:value-type="float" office:value="0.000100430725967427" calcext:value-type="float">
            <text:p>0.000100430725967</text:p>
          </table:table-cell>
          <table:table-cell table:formula="of:=MIN([.B203:.C203])" office:value-type="float" office:value="0.00000741413771298933" calcext:value-type="float">
            <text:p>7.41413771298933E-0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04:.C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omi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9388615898876" calcext:value-type="float">
            <text:p>9.388615898876E-06</text:p>
          </table:table-cell>
          <table:table-cell table:style-name="ce3" office:value-type="float" office:value="0.00000432463929074655" calcext:value-type="float">
            <text:p>4.32463929074655E-06</text:p>
          </table:table-cell>
          <table:table-cell table:formula="of:=MIN([.B207:.C207])" office:value-type="float" office:value="0.00000432463929074655" calcext:value-type="float">
            <text:p>4.32463929074655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239270359853121" calcext:value-type="float">
            <text:p>2.39270359853121E-05</text:p>
          </table:table-cell>
          <table:table-cell table:style-name="ce4" office:value-type="float" office:value="0.0000128851243265644" calcext:value-type="float">
            <text:p>1.28851243265644E-05</text:p>
          </table:table-cell>
          <table:table-cell table:formula="of:=MIN([.B208:.C208])" office:value-type="float" office:value="0.0000128851243265644" calcext:value-type="float">
            <text:p>1.28851243265644E-0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09:.C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pea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365076042564462" calcext:value-type="float">
            <text:p>3.65076042564462E-06</text:p>
          </table:table-cell>
          <table:table-cell table:style-name="ce3" office:value-type="float" office:value="0.00000282446654036201" calcext:value-type="float">
            <text:p>2.82446654036201E-06</text:p>
          </table:table-cell>
          <table:table-cell table:formula="of:=MIN([.B212:.C212])" office:value-type="float" office:value="0.00000282446654036201" calcext:value-type="float">
            <text:p>2.82446654036201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178597980926345" calcext:value-type="float">
            <text:p>1.78597980926345E-05</text:p>
          </table:table-cell>
          <table:table-cell table:style-name="ce4" office:value-type="float" office:value="0.00000894968017077359" calcext:value-type="float">
            <text:p>8.94968017077359E-06</text:p>
          </table:table-cell>
          <table:table-cell table:formula="of:=MIN([.B213:.C213])" office:value-type="float" office:value="0.00000894968017077359" calcext:value-type="float">
            <text:p>8.94968017077359E-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14:.C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oLower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121149326914464" calcext:value-type="float">
            <text:p>1.21149326914464E-05</text:p>
          </table:table-cell>
          <table:table-cell table:style-name="ce3" office:value-type="float" office:value="0.00000252413300141294" calcext:value-type="float">
            <text:p>2.52413300141294E-06</text:p>
          </table:table-cell>
          <table:table-cell table:formula="of:=MIN([.B217:.C217])" office:value-type="float" office:value="0.00000252413300141294" calcext:value-type="float">
            <text:p>2.52413300141294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137639397006954" calcext:value-type="float">
            <text:p>0.000137639397007</text:p>
          </table:table-cell>
          <table:table-cell table:style-name="ce4" office:value-type="float" office:value="0.0000116905269492742" calcext:value-type="float">
            <text:p>1.16905269492742E-05</text:p>
          </table:table-cell>
          <table:table-cell table:formula="of:=MIN([.B218:.C218])" office:value-type="float" office:value="0.0000116905269492742" calcext:value-type="float">
            <text:p>1.16905269492742E-05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19:.C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oUpper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0714426421315708" calcext:value-type="float">
            <text:p>7.14426421315708E-06</text:p>
          </table:table-cell>
          <table:table-cell table:style-name="ce3" office:value-type="float" office:value="0.00000316722536783359" calcext:value-type="float">
            <text:p>3.16722536783359E-06</text:p>
          </table:table-cell>
          <table:table-cell table:formula="of:=MIN([.B222:.C222])" office:value-type="float" office:value="0.00000316722536783359" calcext:value-type="float">
            <text:p>3.16722536783359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0283244933661335" calcext:value-type="float">
            <text:p>2.83244933661335E-05</text:p>
          </table:table-cell>
          <table:table-cell table:style-name="ce4" office:value-type="float" office:value="0.0000218941058719859" calcext:value-type="float">
            <text:p>2.18941058719859E-05</text:p>
          </table:table-cell>
          <table:table-cell table:formula="of:=MIN([.B223:.C223])" office:value-type="float" office:value="0.0000218941058719859" calcext:value-type="float">
            <text:p>2.18941058719859E-05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24:.C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rim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17250793479725" calcext:value-type="float">
            <text:p>1.7250793479725E-05</text:p>
          </table:table-cell>
          <table:table-cell table:style-name="ce3" office:value-type="float" office:value="0.00000302044261386988" calcext:value-type="float">
            <text:p>3.02044261386988E-06</text:p>
          </table:table-cell>
          <table:table-cell table:formula="of:=MIN([.B227:.C227])" office:value-type="float" office:value="0.00000302044261386988" calcext:value-type="float">
            <text:p>3.02044261386988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111139884354141" calcext:value-type="float">
            <text:p>0.000111139884354</text:p>
          </table:table-cell>
          <table:table-cell table:style-name="ce4" office:value-type="float" office:value="0.0000161558332380323" calcext:value-type="float">
            <text:p>1.61558332380323E-05</text:p>
          </table:table-cell>
          <table:table-cell table:formula="of:=MIN([.B228:.C228])" office:value-type="float" office:value="0.0000161558332380323" calcext:value-type="float">
            <text:p>1.61558332380323E-05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29:.C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replace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Wi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style-name="ce3" office:value-type="float" office:value="0.0000194644125906966" calcext:value-type="float">
            <text:p>1.94644125906966E-05</text:p>
          </table:table-cell>
          <table:table-cell table:style-name="ce3" office:value-type="float" office:value="0.00000671969538762442" calcext:value-type="float">
            <text:p>6.71969538762442E-06</text:p>
          </table:table-cell>
          <table:table-cell table:formula="of:=MIN([.B232:.C232])" office:value-type="float" office:value="0.00000671969538762442" calcext:value-type="float">
            <text:p>6.7196953876244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st</text:p>
          </table:table-cell>
          <table:table-cell table:style-name="ce4" office:value-type="float" office:value="0.00017956041479941" calcext:value-type="float">
            <text:p>0.000179560414799</text:p>
          </table:table-cell>
          <table:table-cell table:style-name="ce4" office:value-type="float" office:value="0.0000226206270097928" calcext:value-type="float">
            <text:p>2.26206270097928E-05</text:p>
          </table:table-cell>
          <table:table-cell table:formula="of:=MIN([.B233:.C233])" office:value-type="float" office:value="0.0000226206270097928" calcext:value-type="float">
            <text:p>2.26206270097928E-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MIN([.B234:.C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([.F233])/2/[.A235]" office:value-type="float" office:value="0.234042553191489" calcext:value-type="float">
            <text:p>0.234042553191489</text:p>
          </table:table-cell>
          <table:table-cell table:formula="of:=[.G233]/2/[.A235]" office:value-type="float" office:value="0.765957446808511" calcext:value-type="float">
            <text:p>0.765957446808511</text:p>
          </table:table-cell>
        </table:table-row>
        <calcext:conditional-formats>
          <calcext:conditional-format calcext:target-range-address="All.B2:All.C2 All.B7:All.C7 All.B12:All.C12 All.B17:All.C17 All.B22:All.C22 All.B27:All.C27 All.B32:All.C32 All.B37:All.C37 All.B42:All.C42 All.B47:All.C47 All.B52:All.C52 All.B57:All.C57 All.B62:All.C62 All.B67:All.C67 All.B72:All.C72 All.B77:All.C77 All.B82:All.C82 All.B87:All.C87 All.B92:All.C92 All.B97:All.C97 All.B102:All.C102 All.B107:All.C107 All.B112:All.C112 All.B117:All.C117 All.B122:All.C122 All.B127:All.C127 All.B132:All.C132 All.B137:All.C137 All.B142:All.C142 All.B147:All.C147 All.B152:All.C152 All.B157:All.C157 All.B162:All.C162 All.B167:All.C167 All.B172:All.C172 All.B177:All.C177 All.B182:All.C182 All.B187:All.C187 All.B192:All.C192 All.B197:All.C197 All.B202:All.C202 All.B207:All.C207 All.B212:All.C212 All.B217:All.C217 All.B222:All.C222 All.B227:All.C227 All.B232:All.C232">
            <calcext:condition calcext:apply-style-name="Good" calcext:value="=[$All.$D$2]" calcext:base-cell-address="All.B2"/>
            <calcext:condition calcext:apply-style-name="Bad" calcext:value="!=[$All.$D$2]" calcext:base-cell-address="All.B2"/>
          </calcext:conditional-format>
          <calcext:conditional-format calcext:target-range-address="All.B3:All.C3 All.B8:All.C8 All.B13:All.C13 All.B18:All.C18 All.B23:All.C23 All.B28:All.C28 All.B33:All.C33 All.B38:All.C38 All.B43:All.C43 All.B48:All.C48 All.B53:All.C53 All.B58:All.C58 All.B63:All.C63 All.B68:All.C68 All.B73:All.C73 All.B78:All.C78 All.B83:All.C83 All.B88:All.C88 All.B93:All.C93 All.B98:All.C98 All.B103:All.C103 All.B108:All.C108 All.B113:All.C113 All.B118:All.C118 All.B123:All.C123 All.B128:All.C128 All.B133:All.C133 All.B138:All.C138 All.B143:All.C143 All.B148:All.C148 All.B153:All.C153 All.B158:All.C158 All.B163:All.C163 All.B168:All.C168 All.B173:All.C173 All.B178:All.C178 All.B183:All.C183 All.B188:All.C188 All.B193:All.C193 All.B198:All.C198 All.B203:All.C203 All.B208:All.C208 All.B213:All.C213 All.B218:All.C218 All.B223:All.C223 All.B228:All.C228 All.B233:All.C233">
            <calcext:condition calcext:apply-style-name="Good" calcext:value="=[$All.$D$3]" calcext:base-cell-address="All.B3"/>
            <calcext:condition calcext:apply-style-name="Bad" calcext:value="!=[$All.$D$3]" calcext:base-cell-address="All.B3"/>
          </calcext:conditional-format>
          <calcext:conditional-format calcext:target-range-address="All.B4:All.C4 All.B9:All.C9 All.B14:All.C14 All.B19:All.C19 All.B24:All.C24 All.B29:All.C29 All.B34:All.C34 All.B39:All.C39 All.B44:All.C44 All.B49:All.C49 All.B54:All.C54 All.B59:All.C59 All.B64:All.C64 All.B69:All.C69 All.B74:All.C74 All.B79:All.C79 All.B84:All.C84 All.B89:All.C89 All.B94:All.C94 All.B99:All.C99 All.B104:All.C104 All.B109:All.C109 All.B114:All.C114 All.B119:All.C119 All.B124:All.C124 All.B129:All.C129 All.B134:All.C134 All.B139:All.C139 All.B144:All.C144 All.B149:All.C149 All.B154:All.C154 All.B159:All.C159 All.B164:All.C164 All.B169:All.C169 All.B174:All.C174 All.B179:All.C179 All.B184:All.C184 All.B189:All.C189 All.B194:All.C194 All.B199:All.C199 All.B204:All.C204 All.B209:All.C209 All.B214:All.C214 All.B219:All.C219 All.B224:All.C224 All.B229:All.C229 All.B234:All.C234">
            <calcext:condition calcext:apply-style-name="Good" calcext:value="=[$All.$D$4]" calcext:base-cell-address="All.B4"/>
            <calcext:condition calcext:apply-style-name="Bad" calcext:value="!=[$All.$D$4]" calcext:base-cell-address="All.B4"/>
          </calcext:conditional-format>
        </calcext:conditional-formats>
      </table:table>
      <table:table table:name="Whole" table:style-name="ta1">
        <table:shapes>
          <draw:frame draw:z-index="0" draw:style-name="gr1" draw:text-style-name="P1" svg:width="353.52mm" svg:height="130.43mm" svg:x="338.67mm" svg:y="5.04mm">
            <draw:object draw:notify-on-update-of-ranges="Whole.I2:Whole.I48 Whole.G1:Whole.G1 Whole.G2:Whole.G48 Whole.H1:Whole.H1 Whole.H2:Whole.H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53.53mm" svg:height="131.75mm" svg:x="338.67mm" svg:y="144.51mm">
            <draw:object draw:notify-on-update-of-ranges="Whole.N2:Whole.N48 Whole.L1:Whole.L1 Whole.L2:Whole.L48 Whole.M1:Whole.M1 Whole.M2:Whole.M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6"/>
        <table:table-column table:style-name="co1" table:number-columns-repeated="10" table:default-cell-style-name="Default"/>
        <table:table-row table:style-name="ro1">
          <table:table-cell table:style-name="ce2"/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Method</text:p>
          </table:table-cell>
          <table:table-cell/>
          <table:table-cell table:style-name="ce19" office:value-type="string" calcext:value-type="string" table:number-columns-spanned="1" table:number-rows-spanned="48">
            <text:p>Sample</text:p>
            <text:p>Mean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Method</text:p>
          </table:table-cell>
          <table:table-cell/>
          <table:table-cell table:style-name="ce19" office:value-type="string" calcext:value-type="string" table:number-columns-spanned="1" table:number-rows-spanned="48">
            <text:p>Sample</text:p>
            <text:p>Worst</text:p>
          </table:table-cell>
          <table:table-cell table:style-name="ce2" office:value-type="string" calcext:value-type="string">
            <text:p>Lodash</text:p>
          </table:table-cell>
          <table:table-cell table:style-name="ce2" office:value-type="string" calcext:value-type="string">
            <text:p>Native</text:p>
          </table:table-cell>
          <table:table-cell table:style-name="ce2"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02877018486183" calcext:value-type="float">
            <text:p>6.03E-06</text:p>
          </table:table-cell>
          <table:table-cell office:value-type="float" office:value="0.00000330589116506214" calcext:value-type="float">
            <text:p>3.31E-06</text:p>
          </table:table-cell>
          <table:table-cell table:style-name="ce9" office:value-type="string" calcext:value-type="string" table:number-columns-spanned="1" table:number-rows-spanned="3">
            <text:p>concat</text:p>
          </table:table-cell>
          <table:table-cell/>
          <table:covered-table-cell/>
          <table:table-cell table:style-name="ce7" office:value-type="float" office:value="0.00000603" calcext:value-type="float">
            <text:p>6.03E-06</text:p>
          </table:table-cell>
          <table:table-cell table:style-name="ce7" office:value-type="float" office:value="0.00000331" calcext:value-type="float">
            <text:p>3.31E-06</text:p>
          </table:table-cell>
          <table:table-cell table:style-name="ce6" office:value-type="string" calcext:value-type="string">
            <text:p>concat</text:p>
          </table:table-cell>
          <table:table-cell/>
          <table:covered-table-cell/>
          <table:table-cell table:style-name="ce7" office:value-type="float" office:value="0.0000237" calcext:value-type="float">
            <text:p>2.37E-05</text:p>
          </table:table-cell>
          <table:table-cell table:style-name="ce7" office:value-type="float" office:value="0.0000128" calcext:value-type="float">
            <text:p>1.28E-05</text:p>
          </table:table-cell>
          <table:table-cell table:style-name="ce6" office:value-type="string" calcext:value-type="string">
            <text:p>concat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236899653051928" calcext:value-type="float">
            <text:p>2.37E-05</text:p>
          </table:table-cell>
          <table:table-cell office:value-type="float" office:value="0.0000128202258903498" calcext:value-type="float">
            <text:p>1.28E-05</text:p>
          </table:table-cell>
          <table:covered-table-cell/>
          <table:table-cell/>
          <table:covered-table-cell/>
          <table:table-cell table:style-name="ce7" office:value-type="float" office:value="0.00000527" calcext:value-type="float">
            <text:p>5.27E-06</text:p>
          </table:table-cell>
          <table:table-cell table:style-name="ce7" office:value-type="float" office:value="0.00000266" calcext:value-type="float">
            <text:p>2.66E-06</text:p>
          </table:table-cell>
          <table:table-cell table:style-name="ce6" office:value-type="string" calcext:value-type="string">
            <text:p>compact</text:p>
          </table:table-cell>
          <table:table-cell/>
          <table:covered-table-cell/>
          <table:table-cell table:style-name="ce7" office:value-type="float" office:value="0.0000648" calcext:value-type="float">
            <text:p>6.48E-05</text:p>
          </table:table-cell>
          <table:table-cell table:style-name="ce7" office:value-type="float" office:value="0.00000531" calcext:value-type="float">
            <text:p>5.31E-06</text:p>
          </table:table-cell>
          <table:table-cell table:style-name="ce6" office:value-type="string" calcext:value-type="string">
            <text:p>compact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803" calcext:value-type="float">
            <text:p>8.03E-06</text:p>
          </table:table-cell>
          <table:table-cell table:style-name="ce7" office:value-type="float" office:value="0.00000278" calcext:value-type="float">
            <text:p>2.78E-06</text:p>
          </table:table-cell>
          <table:table-cell table:style-name="ce6" office:value-type="string" calcext:value-type="string">
            <text:p>fill</text:p>
          </table:table-cell>
          <table:table-cell/>
          <table:covered-table-cell/>
          <table:table-cell table:style-name="ce7" office:value-type="float" office:value="0.0000966" calcext:value-type="float">
            <text:p>9.66E-05</text:p>
          </table:table-cell>
          <table:table-cell table:style-name="ce7" office:value-type="float" office:value="0.00000974" calcext:value-type="float">
            <text:p>9.74E-06</text:p>
          </table:table-cell>
          <table:table-cell table:style-name="ce6" office:value-type="string" calcext:value-type="string">
            <text:p>fill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527373206409517" calcext:value-type="float">
            <text:p>5.27E-06</text:p>
          </table:table-cell>
          <table:table-cell office:value-type="float" office:value="0.0000026550782401862" calcext:value-type="float">
            <text:p>2.66E-06</text:p>
          </table:table-cell>
          <table:table-cell table:style-name="ce9" office:value-type="string" calcext:value-type="string" table:number-columns-spanned="1" table:number-rows-spanned="3">
            <text:p>compact</text:p>
          </table:table-cell>
          <table:table-cell/>
          <table:covered-table-cell/>
          <table:table-cell table:style-name="ce7" office:value-type="float" office:value="0.00000803" calcext:value-type="float">
            <text:p>8.03E-06</text:p>
          </table:table-cell>
          <table:table-cell table:style-name="ce7" office:value-type="float" office:value="0.00000278" calcext:value-type="float">
            <text:p>2.78E-06</text:p>
          </table:table-cell>
          <table:table-cell table:style-name="ce6" office:value-type="string" calcext:value-type="string">
            <text:p>find</text:p>
          </table:table-cell>
          <table:table-cell/>
          <table:covered-table-cell/>
          <table:table-cell table:style-name="ce7" office:value-type="float" office:value="0.0000966" calcext:value-type="float">
            <text:p>9.66E-05</text:p>
          </table:table-cell>
          <table:table-cell table:style-name="ce7" office:value-type="float" office:value="0.00000974" calcext:value-type="float">
            <text:p>9.74E-06</text:p>
          </table:table-cell>
          <table:table-cell table:style-name="ce6" office:value-type="string" calcext:value-type="string">
            <text:p>find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647826847651996" calcext:value-type="float">
            <text:p>6.48E-05</text:p>
          </table:table-cell>
          <table:table-cell office:value-type="float" office:value="0.0000053066676794531" calcext:value-type="float">
            <text:p>5.31E-06</text:p>
          </table:table-cell>
          <table:covered-table-cell/>
          <table:table-cell/>
          <table:covered-table-cell/>
          <table:table-cell table:style-name="ce7" office:value-type="float" office:value="0.00000311" calcext:value-type="float">
            <text:p>3.11E-06</text:p>
          </table:table-cell>
          <table:table-cell table:style-name="ce7" office:value-type="float" office:value="0.00000259" calcext:value-type="float">
            <text:p>2.59E-06</text:p>
          </table:table-cell>
          <table:table-cell table:style-name="ce6" office:value-type="string" calcext:value-type="string">
            <text:p>findIndex</text:p>
          </table:table-cell>
          <table:table-cell/>
          <table:covered-table-cell/>
          <table:table-cell table:style-name="ce7" office:value-type="float" office:value="0.000019" calcext:value-type="float">
            <text:p>1.90E-05</text:p>
          </table:table-cell>
          <table:table-cell table:style-name="ce7" office:value-type="float" office:value="0.0000078" calcext:value-type="float">
            <text:p>7.80E-06</text:p>
          </table:table-cell>
          <table:table-cell table:style-name="ce6" office:value-type="string" calcext:value-type="string">
            <text:p>findIndex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289" calcext:value-type="float">
            <text:p>2.89E-06</text:p>
          </table:table-cell>
          <table:table-cell table:style-name="ce7" office:value-type="float" office:value="0.00000249" calcext:value-type="float">
            <text:p>2.49E-06</text:p>
          </table:table-cell>
          <table:table-cell table:style-name="ce6" office:value-type="string" calcext:value-type="string">
            <text:p>first</text:p>
          </table:table-cell>
          <table:table-cell/>
          <table:covered-table-cell/>
          <table:table-cell table:style-name="ce7" office:value-type="float" office:value="0.00000395" calcext:value-type="float">
            <text:p>3.95E-06</text:p>
          </table:table-cell>
          <table:table-cell table:style-name="ce7" office:value-type="float" office:value="0.00000335" calcext:value-type="float">
            <text:p>3.35E-06</text:p>
          </table:table-cell>
          <table:table-cell table:style-name="ce6" office:value-type="string" calcext:value-type="string">
            <text:p>firs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802976342552414" calcext:value-type="float">
            <text:p>8.03E-06</text:p>
          </table:table-cell>
          <table:table-cell office:value-type="float" office:value="0.00000278378919792246" calcext:value-type="float">
            <text:p>2.78E-06</text:p>
          </table:table-cell>
          <table:table-cell table:style-name="ce9" office:value-type="string" calcext:value-type="string" table:number-columns-spanned="1" table:number-rows-spanned="3">
            <text:p>fill</text:p>
          </table:table-cell>
          <table:table-cell/>
          <table:covered-table-cell/>
          <table:table-cell table:style-name="ce7" office:value-type="float" office:value="0.00000379" calcext:value-type="float">
            <text:p>3.79E-06</text:p>
          </table:table-cell>
          <table:table-cell table:style-name="ce7" office:value-type="float" office:value="0.00000423" calcext:value-type="float">
            <text:p>4.23E-06</text:p>
          </table:table-cell>
          <table:table-cell table:style-name="ce6" office:value-type="string" calcext:value-type="string">
            <text:p>flatten</text:p>
          </table:table-cell>
          <table:table-cell/>
          <table:covered-table-cell/>
          <table:table-cell table:style-name="ce7" office:value-type="float" office:value="0.0000269" calcext:value-type="float">
            <text:p>2.69E-05</text:p>
          </table:table-cell>
          <table:table-cell table:style-name="ce7" office:value-type="float" office:value="0.0000455" calcext:value-type="float">
            <text:p>4.55E-05</text:p>
          </table:table-cell>
          <table:table-cell table:style-name="ce6" office:value-type="string" calcext:value-type="string">
            <text:p>flatten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965930399216905" calcext:value-type="float">
            <text:p>9.66E-05</text:p>
          </table:table-cell>
          <table:table-cell office:value-type="float" office:value="0.0000097376609879552" calcext:value-type="float">
            <text:p>9.74E-06</text:p>
          </table:table-cell>
          <table:covered-table-cell/>
          <table:table-cell/>
          <table:covered-table-cell/>
          <table:table-cell table:style-name="ce7" office:value-type="float" office:value="0.00000294" calcext:value-type="float">
            <text:p>2.94E-06</text:p>
          </table:table-cell>
          <table:table-cell table:style-name="ce7" office:value-type="float" office:value="0.00000307" calcext:value-type="float">
            <text:p>3.07E-06</text:p>
          </table:table-cell>
          <table:table-cell table:style-name="ce6" office:value-type="string" calcext:value-type="string">
            <text:p>head,tail</text:p>
          </table:table-cell>
          <table:table-cell/>
          <table:covered-table-cell/>
          <table:table-cell table:style-name="ce7" office:value-type="float" office:value="0.0000123" calcext:value-type="float">
            <text:p>1.23E-05</text:p>
          </table:table-cell>
          <table:table-cell table:style-name="ce7" office:value-type="float" office:value="0.00000552" calcext:value-type="float">
            <text:p>5.52E-06</text:p>
          </table:table-cell>
          <table:table-cell table:style-name="ce6" office:value-type="string" calcext:value-type="string">
            <text:p>head,tail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659" calcext:value-type="float">
            <text:p>6.59E-06</text:p>
          </table:table-cell>
          <table:table-cell table:style-name="ce7" office:value-type="float" office:value="0.00000351" calcext:value-type="float">
            <text:p>3.51E-06</text:p>
          </table:table-cell>
          <table:table-cell table:style-name="ce6" office:value-type="string" calcext:value-type="string">
            <text:p>indexOf</text:p>
          </table:table-cell>
          <table:table-cell/>
          <table:covered-table-cell/>
          <table:table-cell table:style-name="ce7" office:value-type="float" office:value="0.0000683" calcext:value-type="float">
            <text:p>6.83E-05</text:p>
          </table:table-cell>
          <table:table-cell table:style-name="ce7" office:value-type="float" office:value="0.0000221" calcext:value-type="float">
            <text:p>2.21E-05</text:p>
          </table:table-cell>
          <table:table-cell table:style-name="ce6" office:value-type="string" calcext:value-type="string">
            <text:p>indexOf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802976342552414" calcext:value-type="float">
            <text:p>8.03E-06</text:p>
          </table:table-cell>
          <table:table-cell office:value-type="float" office:value="0.00000278378919792246" calcext:value-type="float">
            <text:p>2.78E-06</text:p>
          </table:table-cell>
          <table:table-cell table:style-name="ce9" office:value-type="string" calcext:value-type="string" table:number-columns-spanned="1" table:number-rows-spanned="3">
            <text:p>find</text:p>
          </table:table-cell>
          <table:table-cell/>
          <table:covered-table-cell/>
          <table:table-cell table:style-name="ce7" office:value-type="float" office:value="0.0000221" calcext:value-type="float">
            <text:p>2.21E-05</text:p>
          </table:table-cell>
          <table:table-cell table:style-name="ce7" office:value-type="float" office:value="0.00000613" calcext:value-type="float">
            <text:p>6.13E-06</text:p>
          </table:table-cell>
          <table:table-cell table:style-name="ce6" office:value-type="string" calcext:value-type="string">
            <text:p>join</text:p>
          </table:table-cell>
          <table:table-cell/>
          <table:covered-table-cell/>
          <table:table-cell table:style-name="ce7" office:value-type="float" office:value="0.0000993" calcext:value-type="float">
            <text:p>9.93E-05</text:p>
          </table:table-cell>
          <table:table-cell table:style-name="ce7" office:value-type="float" office:value="0.00000829" calcext:value-type="float">
            <text:p>8.29E-06</text:p>
          </table:table-cell>
          <table:table-cell table:style-name="ce6" office:value-type="string" calcext:value-type="string">
            <text:p>join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965930399216905" calcext:value-type="float">
            <text:p>9.66E-05</text:p>
          </table:table-cell>
          <table:table-cell office:value-type="float" office:value="0.0000097376609879552" calcext:value-type="float">
            <text:p>9.74E-06</text:p>
          </table:table-cell>
          <table:covered-table-cell/>
          <table:table-cell/>
          <table:covered-table-cell/>
          <table:table-cell table:style-name="ce7" office:value-type="float" office:value="0.00000687" calcext:value-type="float">
            <text:p>6.87E-06</text:p>
          </table:table-cell>
          <table:table-cell table:style-name="ce7" office:value-type="float" office:value="0.00000281" calcext:value-type="float">
            <text:p>2.81E-06</text:p>
          </table:table-cell>
          <table:table-cell table:style-name="ce6" office:value-type="string" calcext:value-type="string">
            <text:p>last</text:p>
          </table:table-cell>
          <table:table-cell/>
          <table:covered-table-cell/>
          <table:table-cell table:style-name="ce7" office:value-type="float" office:value="0.000055" calcext:value-type="float">
            <text:p>5.50E-05</text:p>
          </table:table-cell>
          <table:table-cell table:style-name="ce7" office:value-type="float" office:value="0.0000147" calcext:value-type="float">
            <text:p>1.47E-05</text:p>
          </table:table-cell>
          <table:table-cell table:style-name="ce6"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474" calcext:value-type="float">
            <text:p>4.74E-06</text:p>
          </table:table-cell>
          <table:table-cell table:style-name="ce7" office:value-type="float" office:value="0.0000115" calcext:value-type="float">
            <text:p>1.15E-05</text:p>
          </table:table-cell>
          <table:table-cell table:style-name="ce6" office:value-type="string" calcext:value-type="string">
            <text:p>lastIndexOf</text:p>
          </table:table-cell>
          <table:table-cell/>
          <table:covered-table-cell/>
          <table:table-cell table:style-name="ce7" office:value-type="float" office:value="0.0000247" calcext:value-type="float">
            <text:p>2.47E-05</text:p>
          </table:table-cell>
          <table:table-cell table:style-name="ce7" office:value-type="float" office:value="0.0000849" calcext:value-type="float">
            <text:p>8.49E-05</text:p>
          </table:table-cell>
          <table:table-cell table:style-name="ce6" office:value-type="string" calcext:value-type="string">
            <text:p>lastIndexOf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310664321926489" calcext:value-type="float">
            <text:p>3.11E-06</text:p>
          </table:table-cell>
          <table:table-cell office:value-type="float" office:value="0.00000258548096429068" calcext:value-type="float">
            <text:p>2.59E-06</text:p>
          </table:table-cell>
          <table:table-cell table:style-name="ce9" office:value-type="string" calcext:value-type="string" table:number-columns-spanned="1" table:number-rows-spanned="3">
            <text:p>findIndex</text:p>
          </table:table-cell>
          <table:table-cell/>
          <table:covered-table-cell/>
          <table:table-cell table:style-name="ce7" office:value-type="float" office:value="0.00000348" calcext:value-type="float">
            <text:p>3.48E-06</text:p>
          </table:table-cell>
          <table:table-cell table:style-name="ce7" office:value-type="float" office:value="0.00000887" calcext:value-type="float">
            <text:p>8.87E-06</text:p>
          </table:table-cell>
          <table:table-cell table:style-name="ce6" office:value-type="string" calcext:value-type="string">
            <text:p>reverse</text:p>
          </table:table-cell>
          <table:table-cell/>
          <table:covered-table-cell/>
          <table:table-cell table:style-name="ce7" office:value-type="float" office:value="0.00000541" calcext:value-type="float">
            <text:p>5.41E-06</text:p>
          </table:table-cell>
          <table:table-cell table:style-name="ce7" office:value-type="float" office:value="0.000117" calcext:value-type="float">
            <text:p>1.17E-04</text:p>
          </table:table-cell>
          <table:table-cell table:style-name="ce6"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189564681804388" calcext:value-type="float">
            <text:p>1.90E-05</text:p>
          </table:table-cell>
          <table:table-cell office:value-type="float" office:value="0.00000780089080386058" calcext:value-type="float">
            <text:p>7.80E-06</text:p>
          </table:table-cell>
          <table:covered-table-cell/>
          <table:table-cell/>
          <table:covered-table-cell/>
          <table:table-cell table:style-name="ce7" office:value-type="float" office:value="0.0000048" calcext:value-type="float">
            <text:p>4.80E-06</text:p>
          </table:table-cell>
          <table:table-cell table:style-name="ce7" office:value-type="float" office:value="0.00000532" calcext:value-type="float">
            <text:p>5.32E-06</text:p>
          </table:table-cell>
          <table:table-cell table:style-name="ce6" office:value-type="string" calcext:value-type="string">
            <text:p>without</text:p>
          </table:table-cell>
          <table:table-cell/>
          <table:covered-table-cell/>
          <table:table-cell table:style-name="ce7" office:value-type="float" office:value="0.0000377" calcext:value-type="float">
            <text:p>3.77E-05</text:p>
          </table:table-cell>
          <table:table-cell table:style-name="ce7" office:value-type="float" office:value="0.0000542" calcext:value-type="float">
            <text:p>5.42E-05</text:p>
          </table:table-cell>
          <table:table-cell table:style-name="ce6" office:value-type="string" calcext:value-type="string">
            <text:p>without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679" calcext:value-type="float">
            <text:p>6.79E-06</text:p>
          </table:table-cell>
          <table:table-cell table:style-name="ce7" office:value-type="float" office:value="0.00000292" calcext:value-type="float">
            <text:p>2.92E-06</text:p>
          </table:table-cell>
          <table:table-cell table:style-name="ce6" office:value-type="string" calcext:value-type="string">
            <text:p>slice</text:p>
          </table:table-cell>
          <table:table-cell/>
          <table:covered-table-cell/>
          <table:table-cell table:style-name="ce7" office:value-type="float" office:value="0.0000678" calcext:value-type="float">
            <text:p>6.78E-05</text:p>
          </table:table-cell>
          <table:table-cell table:style-name="ce7" office:value-type="float" office:value="0.00000742" calcext:value-type="float">
            <text:p>7.42E-06</text:p>
          </table:table-cell>
          <table:table-cell table:style-name="ce6" office:value-type="string" calcext:value-type="string">
            <text:p>slic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289194930435069" calcext:value-type="float">
            <text:p>2.89E-06</text:p>
          </table:table-cell>
          <table:table-cell office:value-type="float" office:value="0.00000249210997004405" calcext:value-type="float">
            <text:p>2.49E-06</text:p>
          </table:table-cell>
          <table:table-cell table:style-name="ce9" office:value-type="string" calcext:value-type="string" table:number-columns-spanned="1" table:number-rows-spanned="3">
            <text:p>first</text:p>
          </table:table-cell>
          <table:table-cell/>
          <table:covered-table-cell/>
          <table:table-cell table:style-name="ce7" office:value-type="float" office:value="0.00000445" calcext:value-type="float">
            <text:p>4.45E-06</text:p>
          </table:table-cell>
          <table:table-cell table:style-name="ce7" office:value-type="float" office:value="0.00000488" calcext:value-type="float">
            <text:p>4.88E-06</text:p>
          </table:table-cell>
          <table:table-cell table:style-name="ce6" office:value-type="string" calcext:value-type="string">
            <text:p>isArray</text:p>
          </table:table-cell>
          <table:table-cell/>
          <table:covered-table-cell/>
          <table:table-cell table:style-name="ce7" office:value-type="float" office:value="0.000017" calcext:value-type="float">
            <text:p>1.70E-05</text:p>
          </table:table-cell>
          <table:table-cell table:style-name="ce7" office:value-type="float" office:value="0.0000355" calcext:value-type="float">
            <text:p>3.55E-05</text:p>
          </table:table-cell>
          <table:table-cell table:style-name="ce6" office:value-type="string" calcext:value-type="string">
            <text:p>isArray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0394704332113737" calcext:value-type="float">
            <text:p>3.95E-06</text:p>
          </table:table-cell>
          <table:table-cell office:value-type="float" office:value="0.00000334897051893448" calcext:value-type="float">
            <text:p>3.35E-06</text:p>
          </table:table-cell>
          <table:covered-table-cell/>
          <table:table-cell/>
          <table:covered-table-cell/>
          <table:table-cell table:style-name="ce7" office:value-type="float" office:value="0.00000901" calcext:value-type="float">
            <text:p>9.01E-06</text:p>
          </table:table-cell>
          <table:table-cell table:style-name="ce7" office:value-type="float" office:value="0.00000257" calcext:value-type="float">
            <text:p>2.57E-06</text:p>
          </table:table-cell>
          <table:table-cell table:style-name="ce6" office:value-type="string" calcext:value-type="string">
            <text:p>isArrayBuffer</text:p>
          </table:table-cell>
          <table:table-cell/>
          <table:covered-table-cell/>
          <table:table-cell table:style-name="ce7" office:value-type="float" office:value="0.0000753" calcext:value-type="float">
            <text:p>7.53E-05</text:p>
          </table:table-cell>
          <table:table-cell table:style-name="ce7" office:value-type="float" office:value="0.0000034" calcext:value-type="float">
            <text:p>3.40E-06</text:p>
          </table:table-cell>
          <table:table-cell table:style-name="ce6" office:value-type="string" calcext:value-type="string">
            <text:p>isArrayBuffer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998" calcext:value-type="float">
            <text:p>9.98E-06</text:p>
          </table:table-cell>
          <table:table-cell table:style-name="ce7" office:value-type="float" office:value="0.00000835" calcext:value-type="float">
            <text:p>8.35E-06</text:p>
          </table:table-cell>
          <table:table-cell table:style-name="ce6" office:value-type="string" calcext:value-type="string">
            <text:p>each</text:p>
          </table:table-cell>
          <table:table-cell/>
          <table:covered-table-cell/>
          <table:table-cell table:style-name="ce7" office:value-type="float" office:value="0.0000552" calcext:value-type="float">
            <text:p>5.52E-05</text:p>
          </table:table-cell>
          <table:table-cell table:style-name="ce7" office:value-type="float" office:value="0.000034" calcext:value-type="float">
            <text:p>3.40E-05</text:p>
          </table:table-cell>
          <table:table-cell table:style-name="ce6" office:value-type="string" calcext:value-type="string">
            <text:p>each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379" calcext:value-type="float">
            <text:p>3.79E-06</text:p>
          </table:table-cell>
          <table:table-cell office:value-type="float" office:value="0.00000423" calcext:value-type="float">
            <text:p>4.23E-06</text:p>
          </table:table-cell>
          <table:table-cell table:style-name="ce9" office:value-type="string" calcext:value-type="string" table:number-columns-spanned="1" table:number-rows-spanned="3">
            <text:p>flatten</text:p>
          </table:table-cell>
          <table:table-cell/>
          <table:covered-table-cell/>
          <table:table-cell table:style-name="ce7" office:value-type="float" office:value="0.00000669" calcext:value-type="float">
            <text:p>6.69E-06</text:p>
          </table:table-cell>
          <table:table-cell table:style-name="ce7" office:value-type="float" office:value="0.00000505" calcext:value-type="float">
            <text:p>5.05E-06</text:p>
          </table:table-cell>
          <table:table-cell table:style-name="ce6" office:value-type="string" calcext:value-type="string">
            <text:p>every</text:p>
          </table:table-cell>
          <table:table-cell/>
          <table:covered-table-cell/>
          <table:table-cell table:style-name="ce7" office:value-type="float" office:value="0.0000577" calcext:value-type="float">
            <text:p>5.77E-05</text:p>
          </table:table-cell>
          <table:table-cell table:style-name="ce7" office:value-type="float" office:value="0.0000401" calcext:value-type="float">
            <text:p>4.01E-05</text:p>
          </table:table-cell>
          <table:table-cell table:style-name="ce6" office:value-type="string" calcext:value-type="string">
            <text:p>every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0.0000455" calcext:value-type="float">
            <text:p>4.55E-05</text:p>
          </table:table-cell>
          <table:covered-table-cell/>
          <table:table-cell/>
          <table:covered-table-cell/>
          <table:table-cell table:style-name="ce7" office:value-type="float" office:value="0.00000944" calcext:value-type="float">
            <text:p>9.44E-06</text:p>
          </table:table-cell>
          <table:table-cell table:style-name="ce7" office:value-type="float" office:value="0.0000039" calcext:value-type="float">
            <text:p>3.90E-06</text:p>
          </table:table-cell>
          <table:table-cell table:style-name="ce6" office:value-type="string" calcext:value-type="string">
            <text:p>filter</text:p>
          </table:table-cell>
          <table:table-cell/>
          <table:covered-table-cell/>
          <table:table-cell table:style-name="ce7" office:value-type="float" office:value="0.0000566" calcext:value-type="float">
            <text:p>5.66E-05</text:p>
          </table:table-cell>
          <table:table-cell table:style-name="ce7" office:value-type="float" office:value="0.0000192" calcext:value-type="float">
            <text:p>1.92E-05</text:p>
          </table:table-cell>
          <table:table-cell table:style-name="ce6"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361" calcext:value-type="float">
            <text:p>3.61E-06</text:p>
          </table:table-cell>
          <table:table-cell table:style-name="ce7" office:value-type="float" office:value="0.0000037" calcext:value-type="float">
            <text:p>3.70E-06</text:p>
          </table:table-cell>
          <table:table-cell table:style-name="ce6" office:value-type="string" calcext:value-type="string">
            <text:p>includes</text:p>
          </table:table-cell>
          <table:table-cell/>
          <table:covered-table-cell/>
          <table:table-cell table:style-name="ce7" office:value-type="float" office:value="0.0000212" calcext:value-type="float">
            <text:p>2.12E-05</text:p>
          </table:table-cell>
          <table:table-cell table:style-name="ce7" office:value-type="float" office:value="0.0000401" calcext:value-type="float">
            <text:p>4.01E-05</text:p>
          </table:table-cell>
          <table:table-cell table:style-name="ce6" office:value-type="string" calcext:value-type="string">
            <text:p>includes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294" calcext:value-type="float">
            <text:p>2.94E-06</text:p>
          </table:table-cell>
          <table:table-cell office:value-type="float" office:value="0.00000307" calcext:value-type="float">
            <text:p>3.07E-06</text:p>
          </table:table-cell>
          <table:table-cell table:style-name="ce9" office:value-type="string" calcext:value-type="string" table:number-columns-spanned="1" table:number-rows-spanned="3">
            <text:p>head,tail</text:p>
          </table:table-cell>
          <table:table-cell/>
          <table:covered-table-cell/>
          <table:table-cell table:style-name="ce7" office:value-type="float" office:value="0.00000332" calcext:value-type="float">
            <text:p>3.32E-06</text:p>
          </table:table-cell>
          <table:table-cell table:style-name="ce7" office:value-type="float" office:value="0.00000668" calcext:value-type="float">
            <text:p>6.68E-06</text:p>
          </table:table-cell>
          <table:table-cell table:style-name="ce6" office:value-type="string" calcext:value-type="string">
            <text:p>map</text:p>
          </table:table-cell>
          <table:table-cell/>
          <table:covered-table-cell/>
          <table:table-cell table:style-name="ce7" office:value-type="float" office:value="0.00000809" calcext:value-type="float">
            <text:p>8.09E-06</text:p>
          </table:table-cell>
          <table:table-cell table:style-name="ce7" office:value-type="float" office:value="0.000124" calcext:value-type="float">
            <text:p>1.24E-04</text:p>
          </table:table-cell>
          <table:table-cell table:style-name="ce6"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123" calcext:value-type="float">
            <text:p>1.23E-05</text:p>
          </table:table-cell>
          <table:table-cell office:value-type="float" office:value="0.00000552" calcext:value-type="float">
            <text:p>5.52E-06</text:p>
          </table:table-cell>
          <table:covered-table-cell/>
          <table:table-cell/>
          <table:covered-table-cell/>
          <table:table-cell table:style-name="ce7" office:value-type="float" office:value="0.00000998" calcext:value-type="float">
            <text:p>9.98E-06</text:p>
          </table:table-cell>
          <table:table-cell table:style-name="ce7" office:value-type="float" office:value="0.00000363" calcext:value-type="float">
            <text:p>3.63E-06</text:p>
          </table:table-cell>
          <table:table-cell table:style-name="ce6" office:value-type="string" calcext:value-type="string">
            <text:p>reduce</text:p>
          </table:table-cell>
          <table:table-cell/>
          <table:covered-table-cell/>
          <table:table-cell table:style-name="ce7" office:value-type="float" office:value="0.0000155" calcext:value-type="float">
            <text:p>1.55E-05</text:p>
          </table:table-cell>
          <table:table-cell table:style-name="ce7" office:value-type="float" office:value="0.0000178" calcext:value-type="float">
            <text:p>1.78E-05</text:p>
          </table:table-cell>
          <table:table-cell table:style-name="ce6" office:value-type="string" calcext:value-type="string">
            <text:p>reduce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number-columns-repeated="2" table:style-name="ce7" office:value-type="float" office:value="0.0000073" calcext:value-type="float">
            <text:p>7.30E-06</text:p>
          </table:table-cell>
          <table:table-cell table:style-name="ce6" office:value-type="string" calcext:value-type="string">
            <text:p>range</text:p>
          </table:table-cell>
          <table:table-cell/>
          <table:covered-table-cell/>
          <table:table-cell table:style-name="ce7" office:value-type="float" office:value="0.0000351" calcext:value-type="float">
            <text:p>3.51E-05</text:p>
          </table:table-cell>
          <table:table-cell table:style-name="ce7" office:value-type="float" office:value="0.00000858" calcext:value-type="float">
            <text:p>8.58E-06</text:p>
          </table:table-cell>
          <table:table-cell table:style-name="ce6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59" calcext:value-type="float">
            <text:p>6.59E-06</text:p>
          </table:table-cell>
          <table:table-cell office:value-type="float" office:value="0.00000351" calcext:value-type="float">
            <text:p>3.51E-06</text:p>
          </table:table-cell>
          <table:table-cell table:style-name="ce9" office:value-type="string" calcext:value-type="string" table:number-columns-spanned="1" table:number-rows-spanned="3">
            <text:p>indexOf</text:p>
          </table:table-cell>
          <table:table-cell/>
          <table:covered-table-cell/>
          <table:table-cell table:style-name="ce7" office:value-type="float" office:value="0.0000081" calcext:value-type="float">
            <text:p>8.10E-06</text:p>
          </table:table-cell>
          <table:table-cell table:style-name="ce7" office:value-type="float" office:value="0.00000628" calcext:value-type="float">
            <text:p>6.28E-06</text:p>
          </table:table-cell>
          <table:table-cell table:style-name="ce6" office:value-type="string" calcext:value-type="string">
            <text:p>reduceRight</text:p>
          </table:table-cell>
          <table:table-cell/>
          <table:covered-table-cell/>
          <table:table-cell table:style-name="ce7" office:value-type="float" office:value="0.0000904" calcext:value-type="float">
            <text:p>9.04E-05</text:p>
          </table:table-cell>
          <table:table-cell table:style-name="ce7" office:value-type="float" office:value="0.0000878" calcext:value-type="float">
            <text:p>8.78E-05</text:p>
          </table:table-cell>
          <table:table-cell table:style-name="ce6" office:value-type="string" calcext:value-type="string">
            <text:p>reduceRight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683" calcext:value-type="float">
            <text:p>6.83E-05</text:p>
          </table:table-cell>
          <table:table-cell office:value-type="float" office:value="0.0000221" calcext:value-type="float">
            <text:p>2.21E-05</text:p>
          </table:table-cell>
          <table:covered-table-cell/>
          <table:table-cell/>
          <table:covered-table-cell/>
          <table:table-cell table:style-name="ce7" office:value-type="float" office:value="0.0000071" calcext:value-type="float">
            <text:p>7.10E-06</text:p>
          </table:table-cell>
          <table:table-cell table:style-name="ce7" office:value-type="float" office:value="0.00000292" calcext:value-type="float">
            <text:p>2.92E-06</text:p>
          </table:table-cell>
          <table:table-cell table:style-name="ce6" office:value-type="string" calcext:value-type="string">
            <text:p>size</text:p>
          </table:table-cell>
          <table:table-cell/>
          <table:covered-table-cell/>
          <table:table-cell table:style-name="ce7" office:value-type="float" office:value="0.0000841" calcext:value-type="float">
            <text:p>8.41E-05</text:p>
          </table:table-cell>
          <table:table-cell table:style-name="ce7" office:value-type="float" office:value="0.0000119" calcext:value-type="float">
            <text:p>1.19E-05</text:p>
          </table:table-cell>
          <table:table-cell table:style-name="ce6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number-columns-repeated="2" table:style-name="ce7" office:value-type="float" office:value="0.00000652" calcext:value-type="float">
            <text:p>6.52E-06</text:p>
          </table:table-cell>
          <table:table-cell table:style-name="ce6" office:value-type="string" calcext:value-type="string">
            <text:p>some</text:p>
          </table:table-cell>
          <table:table-cell/>
          <table:covered-table-cell/>
          <table:table-cell table:style-name="ce7" office:value-type="float" office:value="0.0000755" calcext:value-type="float">
            <text:p>7.55E-05</text:p>
          </table:table-cell>
          <table:table-cell table:style-name="ce7" office:value-type="float" office:value="0.0000106" calcext:value-type="float">
            <text:p>1.06E-05</text:p>
          </table:table-cell>
          <table:table-cell table:style-name="ce6" office:value-type="string" calcext:value-type="string">
            <text:p>som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221" calcext:value-type="float">
            <text:p>2.21E-05</text:p>
          </table:table-cell>
          <table:table-cell office:value-type="float" office:value="0.00000613" calcext:value-type="float">
            <text:p>6.13E-06</text:p>
          </table:table-cell>
          <table:table-cell table:style-name="ce9" office:value-type="string" calcext:value-type="string" table:number-columns-spanned="1" table:number-rows-spanned="3">
            <text:p>join</text:p>
          </table:table-cell>
          <table:table-cell/>
          <table:covered-table-cell/>
          <table:table-cell table:style-name="ce7" office:value-type="float" office:value="0.000012" calcext:value-type="float">
            <text:p>1.20E-05</text:p>
          </table:table-cell>
          <table:table-cell table:style-name="ce7" office:value-type="float" office:value="0.0000341" calcext:value-type="float">
            <text:p>3.41E-05</text:p>
          </table:table-cell>
          <table:table-cell table:style-name="ce6" office:value-type="string" calcext:value-type="string">
            <text:p>orderBy</text:p>
          </table:table-cell>
          <table:table-cell/>
          <table:covered-table-cell/>
          <table:table-cell table:style-name="ce7" office:value-type="float" office:value="0.0000486" calcext:value-type="float">
            <text:p>4.86E-05</text:p>
          </table:table-cell>
          <table:table-cell table:style-name="ce6" office:value-type="float" office:value="0.000442194204496" calcext:value-type="float">
            <text:p>0.000442194204496</text:p>
          </table:table-cell>
          <table:table-cell table:style-name="ce6" office:value-type="string" calcext:value-type="string">
            <text:p>orderBy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993" calcext:value-type="float">
            <text:p>9.93E-05</text:p>
          </table:table-cell>
          <table:table-cell office:value-type="float" office:value="0.00000829" calcext:value-type="float">
            <text:p>8.29E-06</text:p>
          </table:table-cell>
          <table:covered-table-cell/>
          <table:table-cell/>
          <table:covered-table-cell/>
          <table:table-cell table:style-name="ce7" office:value-type="float" office:value="0.0000089" calcext:value-type="float">
            <text:p>8.90E-06</text:p>
          </table:table-cell>
          <table:table-cell table:style-name="ce7" office:value-type="float" office:value="0.0000107" calcext:value-type="float">
            <text:p>1.07E-05</text:p>
          </table:table-cell>
          <table:table-cell table:style-name="ce6" office:value-type="string" calcext:value-type="string">
            <text:p>uniq</text:p>
          </table:table-cell>
          <table:table-cell/>
          <table:covered-table-cell/>
          <table:table-cell table:style-name="ce7" office:value-type="float" office:value="0.0000615" calcext:value-type="float">
            <text:p>6.15E-05</text:p>
          </table:table-cell>
          <table:table-cell table:style-name="ce6" office:value-type="float" office:value="0.000101314818995" calcext:value-type="float">
            <text:p>0.000101314818995</text:p>
          </table:table-cell>
          <table:table-cell table:style-name="ce6" office:value-type="string" calcext:value-type="string">
            <text:p>uniq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/>
          <table:covered-table-cell/>
          <table:table-cell table:style-name="ce7" office:value-type="float" office:value="0.00000368" calcext:value-type="float">
            <text:p>3.68E-06</text:p>
          </table:table-cell>
          <table:table-cell table:style-name="ce7" office:value-type="float" office:value="0.00000215" calcext:value-type="float">
            <text:p>2.15E-06</text:p>
          </table:table-cell>
          <table:table-cell table:style-name="ce6" office:value-type="string" calcext:value-type="string">
            <text:p>isNaN</text:p>
          </table:table-cell>
          <table:table-cell/>
          <table:covered-table-cell/>
          <table:table-cell table:style-name="ce7" office:value-type="float" office:value="0.00000669" calcext:value-type="float">
            <text:p>6.69E-06</text:p>
          </table:table-cell>
          <table:table-cell table:style-name="ce7" office:value-type="float" office:value="0.00000284" calcext:value-type="float">
            <text:p>2.84E-06</text:p>
          </table:table-cell>
          <table:table-cell table:style-name="ce6" office:value-type="string" calcext:value-type="string">
            <text:p>isNaN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87" calcext:value-type="float">
            <text:p>6.87E-06</text:p>
          </table:table-cell>
          <table:table-cell office:value-type="float" office:value="0.00000281" calcext:value-type="float">
            <text:p>2.81E-06</text:p>
          </table:table-cell>
          <table:table-cell table:style-name="ce9" office:value-type="string" calcext:value-type="string" table:number-columns-spanned="1" table:number-rows-spanned="3">
            <text:p>last</text:p>
          </table:table-cell>
          <table:table-cell/>
          <table:covered-table-cell/>
          <table:table-cell table:style-name="ce7" office:value-type="float" office:value="0.00000529" calcext:value-type="float">
            <text:p>5.29E-06</text:p>
          </table:table-cell>
          <table:table-cell table:style-name="ce7" office:value-type="float" office:value="0.00000263" calcext:value-type="float">
            <text:p>2.63E-06</text:p>
          </table:table-cell>
          <table:table-cell table:style-name="ce6" office:value-type="string" calcext:value-type="string">
            <text:p>isNil</text:p>
          </table:table-cell>
          <table:table-cell/>
          <table:covered-table-cell/>
          <table:table-cell table:style-name="ce7" office:value-type="float" office:value="0.0000461" calcext:value-type="float">
            <text:p>4.61E-05</text:p>
          </table:table-cell>
          <table:table-cell table:style-name="ce7" office:value-type="float" office:value="0.00000566" calcext:value-type="float">
            <text:p>5.66E-06</text:p>
          </table:table-cell>
          <table:table-cell table:style-name="ce6" office:value-type="string" calcext:value-type="string">
            <text:p>isNil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55" calcext:value-type="float">
            <text:p>5.50E-05</text:p>
          </table:table-cell>
          <table:table-cell office:value-type="float" office:value="0.0000147" calcext:value-type="float">
            <text:p>1.47E-05</text:p>
          </table:table-cell>
          <table:covered-table-cell/>
          <table:table-cell/>
          <table:covered-table-cell/>
          <table:table-cell table:style-name="ce7" office:value-type="float" office:value="0.00000411" calcext:value-type="float">
            <text:p>4.11E-06</text:p>
          </table:table-cell>
          <table:table-cell table:style-name="ce7" office:value-type="float" office:value="0.0000029" calcext:value-type="float">
            <text:p>2.90E-06</text:p>
          </table:table-cell>
          <table:table-cell table:style-name="ce6" office:value-type="string" calcext:value-type="string">
            <text:p>isNul</text:p>
          </table:table-cell>
          <table:table-cell/>
          <table:covered-table-cell/>
          <table:table-cell table:style-name="ce7" office:value-type="float" office:value="0.00000556" calcext:value-type="float">
            <text:p>5.56E-06</text:p>
          </table:table-cell>
          <table:table-cell table:style-name="ce7" office:value-type="float" office:value="0.00000548" calcext:value-type="float">
            <text:p>5.48E-06</text:p>
          </table:table-cell>
          <table:table-cell table:style-name="ce6" office:value-type="string" calcext:value-type="string">
            <text:p>isNul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/>
          <table:covered-table-cell/>
          <table:table-cell table:style-name="ce7" office:value-type="float" office:value="0.00000692" calcext:value-type="float">
            <text:p>6.92E-06</text:p>
          </table:table-cell>
          <table:table-cell table:style-name="ce7" office:value-type="float" office:value="0.00000292" calcext:value-type="float">
            <text:p>2.92E-06</text:p>
          </table:table-cell>
          <table:table-cell table:style-name="ce6" office:value-type="string" calcext:value-type="string">
            <text:p>isUndefined</text:p>
          </table:table-cell>
          <table:table-cell/>
          <table:covered-table-cell/>
          <table:table-cell table:style-name="ce7" office:value-type="float" office:value="0.0000448" calcext:value-type="float">
            <text:p>4.48E-05</text:p>
          </table:table-cell>
          <table:table-cell table:style-name="ce7" office:value-type="float" office:value="0.00000587" calcext:value-type="float">
            <text:p>5.87E-06</text:p>
          </table:table-cell>
          <table:table-cell table:style-name="ce6" office:value-type="string" calcext:value-type="string">
            <text:p>isUndef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474" calcext:value-type="float">
            <text:p>4.74E-06</text:p>
          </table:table-cell>
          <table:table-cell office:value-type="float" office:value="0.0000115" calcext:value-type="float">
            <text:p>1.15E-05</text:p>
          </table:table-cell>
          <table:table-cell table:style-name="ce9" office:value-type="string" calcext:value-type="string" table:number-columns-spanned="1" table:number-rows-spanned="3">
            <text:p>lastIndexOf</text:p>
          </table:table-cell>
          <table:table-cell/>
          <table:covered-table-cell/>
          <table:table-cell table:style-name="ce7" office:value-type="float" office:value="0.00000866" calcext:value-type="float">
            <text:p>8.66E-06</text:p>
          </table:table-cell>
          <table:table-cell table:style-name="ce7" office:value-type="float" office:value="0.00000264" calcext:value-type="float">
            <text:p>2.64E-06</text:p>
          </table:table-cell>
          <table:table-cell table:style-name="ce6" office:value-type="string" calcext:value-type="string">
            <text:p>gt</text:p>
          </table:table-cell>
          <table:table-cell/>
          <table:covered-table-cell/>
          <table:table-cell table:style-name="ce7" office:value-type="float" office:value="0.0000914" calcext:value-type="float">
            <text:p>9.14E-05</text:p>
          </table:table-cell>
          <table:table-cell table:style-name="ce7" office:value-type="float" office:value="0.00000467" calcext:value-type="float">
            <text:p>4.67E-06</text:p>
          </table:table-cell>
          <table:table-cell table:style-name="ce6"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247" calcext:value-type="float">
            <text:p>2.47E-05</text:p>
          </table:table-cell>
          <table:table-cell office:value-type="float" office:value="0.0000849" calcext:value-type="float">
            <text:p>8.49E-05</text:p>
          </table:table-cell>
          <table:covered-table-cell/>
          <table:table-cell/>
          <table:covered-table-cell/>
          <table:table-cell table:style-name="ce7" office:value-type="float" office:value="0.00000255" calcext:value-type="float">
            <text:p>2.55E-06</text:p>
          </table:table-cell>
          <table:table-cell table:style-name="ce7" office:value-type="float" office:value="0.0000028" calcext:value-type="float">
            <text:p>2.80E-06</text:p>
          </table:table-cell>
          <table:table-cell table:style-name="ce6" office:value-type="string" calcext:value-type="string">
            <text:p>gte</text:p>
          </table:table-cell>
          <table:table-cell/>
          <table:covered-table-cell/>
          <table:table-cell table:style-name="ce7" office:value-type="float" office:value="0.00000526" calcext:value-type="float">
            <text:p>5.26E-06</text:p>
          </table:table-cell>
          <table:table-cell table:style-name="ce7" office:value-type="float" office:value="0.00000456" calcext:value-type="float">
            <text:p>4.56E-06</text:p>
          </table:table-cell>
          <table:table-cell table:style-name="ce6" office:value-type="string" calcext:value-type="string">
            <text:p>gte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233" calcext:value-type="float">
            <text:p>2.33E-05</text:p>
          </table:table-cell>
          <table:table-cell table:style-name="ce7" office:value-type="float" office:value="0.000015" calcext:value-type="float">
            <text:p>1.50E-05</text:p>
          </table:table-cell>
          <table:table-cell table:style-name="ce6" office:value-type="string" calcext:value-type="string">
            <text:p>assign</text:p>
          </table:table-cell>
          <table:table-cell/>
          <table:covered-table-cell/>
          <table:table-cell table:style-name="ce6" office:value-type="float" office:value="0.000253954597483" calcext:value-type="float">
            <text:p>0.000253954597483</text:p>
          </table:table-cell>
          <table:table-cell table:style-name="ce7" office:value-type="float" office:value="0.0000702" calcext:value-type="float">
            <text:p>7.02E-05</text:p>
          </table:table-cell>
          <table:table-cell table:style-name="ce6" office:value-type="string" calcext:value-type="string">
            <text:p>assign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348" calcext:value-type="float">
            <text:p>3.48E-06</text:p>
          </table:table-cell>
          <table:table-cell office:value-type="float" office:value="0.00000887" calcext:value-type="float">
            <text:p>8.87E-06</text:p>
          </table:table-cell>
          <table:table-cell table:style-name="ce9" office:value-type="string" calcext:value-type="string" table:number-columns-spanned="1" table:number-rows-spanned="3">
            <text:p>reverse</text:p>
          </table:table-cell>
          <table:table-cell/>
          <table:covered-table-cell/>
          <table:table-cell table:style-name="ce7" office:value-type="float" office:value="0.0000154" calcext:value-type="float">
            <text:p>1.54E-05</text:p>
          </table:table-cell>
          <table:table-cell table:style-name="ce7" office:value-type="float" office:value="0.00000984" calcext:value-type="float">
            <text:p>9.84E-06</text:p>
          </table:table-cell>
          <table:table-cell table:style-name="ce6" office:value-type="string" calcext:value-type="string">
            <text:p>assignIn</text:p>
          </table:table-cell>
          <table:table-cell/>
          <table:covered-table-cell/>
          <table:table-cell table:style-name="ce7" office:value-type="float" office:value="0.0000418" calcext:value-type="float">
            <text:p>4.18E-05</text:p>
          </table:table-cell>
          <table:table-cell table:style-name="ce7" office:value-type="float" office:value="0.0000259" calcext:value-type="float">
            <text:p>2.59E-05</text:p>
          </table:table-cell>
          <table:table-cell table:style-name="ce6" office:value-type="string" calcext:value-type="string">
            <text:p>assignIn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0541" calcext:value-type="float">
            <text:p>5.41E-06</text:p>
          </table:table-cell>
          <table:table-cell office:value-type="float" office:value="0.000116656965094" calcext:value-type="float">
            <text:p>1.17E-04</text:p>
          </table:table-cell>
          <table:covered-table-cell/>
          <table:table-cell/>
          <table:covered-table-cell/>
          <table:table-cell table:style-name="ce7" office:value-type="float" office:value="0.00000702" calcext:value-type="float">
            <text:p>7.02E-06</text:p>
          </table:table-cell>
          <table:table-cell table:style-name="ce7" office:value-type="float" office:value="0.00000282" calcext:value-type="float">
            <text:p>2.82E-06</text:p>
          </table:table-cell>
          <table:table-cell table:style-name="ce6" office:value-type="string" calcext:value-type="string">
            <text:p>key</text:p>
          </table:table-cell>
          <table:table-cell/>
          <table:covered-table-cell/>
          <table:table-cell table:style-name="ce7" office:value-type="float" office:value="0.0000654" calcext:value-type="float">
            <text:p>6.54E-05</text:p>
          </table:table-cell>
          <table:table-cell table:style-name="ce7" office:value-type="float" office:value="0.00000626" calcext:value-type="float">
            <text:p>6.26E-06</text:p>
          </table:table-cell>
          <table:table-cell table:style-name="ce6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covered-table-cell/>
          <table:table-cell table:style-name="ce7" office:value-type="float" office:value="0.00000687" calcext:value-type="float">
            <text:p>6.87E-06</text:p>
          </table:table-cell>
          <table:table-cell table:style-name="ce7" office:value-type="float" office:value="0.00000258" calcext:value-type="float">
            <text:p>2.58E-06</text:p>
          </table:table-cell>
          <table:table-cell table:style-name="ce6" office:value-type="string" calcext:value-type="string">
            <text:p>toPairs</text:p>
          </table:table-cell>
          <table:table-cell/>
          <table:covered-table-cell/>
          <table:table-cell table:style-name="ce6" office:value-type="float" office:value="0.000141355564739" calcext:value-type="float">
            <text:p>0.000141355564739</text:p>
          </table:table-cell>
          <table:table-cell table:style-name="ce7" office:value-type="float" office:value="0.00000431" calcext:value-type="float">
            <text:p>4.31E-06</text:p>
          </table:table-cell>
          <table:table-cell table:style-name="ce6" office:value-type="string" calcext:value-type="string">
            <text:p>toPairs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48" calcext:value-type="float">
            <text:p>4.80E-06</text:p>
          </table:table-cell>
          <table:table-cell office:value-type="float" office:value="0.00000532" calcext:value-type="float">
            <text:p>5.32E-06</text:p>
          </table:table-cell>
          <table:table-cell table:style-name="ce9" office:value-type="string" calcext:value-type="string" table:number-columns-spanned="1" table:number-rows-spanned="3">
            <text:p>without</text:p>
          </table:table-cell>
          <table:table-cell/>
          <table:covered-table-cell/>
          <table:table-cell table:style-name="ce7" office:value-type="float" office:value="0.00000556" calcext:value-type="float">
            <text:p>5.56E-06</text:p>
          </table:table-cell>
          <table:table-cell table:style-name="ce7" office:value-type="float" office:value="0.0000044" calcext:value-type="float">
            <text:p>4.40E-06</text:p>
          </table:table-cell>
          <table:table-cell table:style-name="ce6" office:value-type="string" calcext:value-type="string">
            <text:p>values</text:p>
          </table:table-cell>
          <table:table-cell/>
          <table:covered-table-cell/>
          <table:table-cell table:style-name="ce7" office:value-type="float" office:value="0.0000325" calcext:value-type="float">
            <text:p>3.25E-05</text:p>
          </table:table-cell>
          <table:table-cell table:style-name="ce7" office:value-type="float" office:value="0.0000251" calcext:value-type="float">
            <text:p>2.51E-05</text:p>
          </table:table-cell>
          <table:table-cell table:style-name="ce6"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377" calcext:value-type="float">
            <text:p>3.77E-05</text:p>
          </table:table-cell>
          <table:table-cell office:value-type="float" office:value="0.0000542" calcext:value-type="float">
            <text:p>5.42E-05</text:p>
          </table:table-cell>
          <table:covered-table-cell/>
          <table:table-cell/>
          <table:covered-table-cell/>
          <table:table-cell table:style-name="ce7" office:value-type="float" office:value="0.0000061" calcext:value-type="float">
            <text:p>6.10E-06</text:p>
          </table:table-cell>
          <table:table-cell table:style-name="ce7" office:value-type="float" office:value="0.00000576" calcext:value-type="float">
            <text:p>5.76E-06</text:p>
          </table:table-cell>
          <table:table-cell table:style-name="ce6" office:value-type="string" calcext:value-type="string">
            <text:p>get</text:p>
          </table:table-cell>
          <table:table-cell/>
          <table:covered-table-cell/>
          <table:table-cell table:style-name="ce7" office:value-type="float" office:value="0.00000741" calcext:value-type="float">
            <text:p>7.41E-06</text:p>
          </table:table-cell>
          <table:table-cell table:style-name="ce7" office:value-type="float" office:value="0.0001" calcext:value-type="float">
            <text:p>1.00E-04</text:p>
          </table:table-cell>
          <table:table-cell table:style-name="ce6"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/>
          <table:covered-table-cell/>
          <table:table-cell table:style-name="ce7" office:value-type="float" office:value="0.00000939" calcext:value-type="float">
            <text:p>9.39E-06</text:p>
          </table:table-cell>
          <table:table-cell table:style-name="ce7" office:value-type="float" office:value="0.00000432" calcext:value-type="float">
            <text:p>4.32E-06</text:p>
          </table:table-cell>
          <table:table-cell table:style-name="ce6" office:value-type="string" calcext:value-type="string">
            <text:p>omit</text:p>
          </table:table-cell>
          <table:table-cell/>
          <table:covered-table-cell/>
          <table:table-cell table:style-name="ce7" office:value-type="float" office:value="0.0000239" calcext:value-type="float">
            <text:p>2.39E-05</text:p>
          </table:table-cell>
          <table:table-cell table:style-name="ce7" office:value-type="float" office:value="0.0000129" calcext:value-type="float">
            <text:p>1.29E-05</text:p>
          </table:table-cell>
          <table:table-cell table:style-name="ce6" office:value-type="string" calcext:value-type="string">
            <text:p>omi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79" calcext:value-type="float">
            <text:p>6.79E-06</text:p>
          </table:table-cell>
          <table:table-cell office:value-type="float" office:value="0.00000292" calcext:value-type="float">
            <text:p>2.92E-06</text:p>
          </table:table-cell>
          <table:table-cell table:style-name="ce9" office:value-type="string" calcext:value-type="string" table:number-columns-spanned="1" table:number-rows-spanned="3">
            <text:p>slice</text:p>
          </table:table-cell>
          <table:table-cell/>
          <table:covered-table-cell/>
          <table:table-cell table:style-name="ce7" office:value-type="float" office:value="0.00000365" calcext:value-type="float">
            <text:p>3.65E-06</text:p>
          </table:table-cell>
          <table:table-cell table:style-name="ce7" office:value-type="float" office:value="0.00000282" calcext:value-type="float">
            <text:p>2.82E-06</text:p>
          </table:table-cell>
          <table:table-cell table:style-name="ce6" office:value-type="string" calcext:value-type="string">
            <text:p>repeat</text:p>
          </table:table-cell>
          <table:table-cell/>
          <table:covered-table-cell/>
          <table:table-cell table:style-name="ce7" office:value-type="float" office:value="0.0000179" calcext:value-type="float">
            <text:p>1.79E-05</text:p>
          </table:table-cell>
          <table:table-cell table:style-name="ce7" office:value-type="float" office:value="0.00000895" calcext:value-type="float">
            <text:p>8.95E-06</text:p>
          </table:table-cell>
          <table:table-cell table:style-name="ce6"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678" calcext:value-type="float">
            <text:p>6.78E-05</text:p>
          </table:table-cell>
          <table:table-cell office:value-type="float" office:value="0.00000742" calcext:value-type="float">
            <text:p>7.42E-06</text:p>
          </table:table-cell>
          <table:covered-table-cell/>
          <table:table-cell/>
          <table:covered-table-cell/>
          <table:table-cell table:style-name="ce7" office:value-type="float" office:value="0.0000121" calcext:value-type="float">
            <text:p>1.21E-05</text:p>
          </table:table-cell>
          <table:table-cell table:style-name="ce7" office:value-type="float" office:value="0.00000252" calcext:value-type="float">
            <text:p>2.52E-06</text:p>
          </table:table-cell>
          <table:table-cell table:style-name="ce6" office:value-type="string" calcext:value-type="string">
            <text:p>toLower</text:p>
          </table:table-cell>
          <table:table-cell/>
          <table:covered-table-cell/>
          <table:table-cell table:style-name="ce6" office:value-type="float" office:value="0.000137639397007" calcext:value-type="float">
            <text:p>0.000137639397007</text:p>
          </table:table-cell>
          <table:table-cell table:style-name="ce7" office:value-type="float" office:value="0.0000117" calcext:value-type="float">
            <text:p>1.17E-05</text:p>
          </table:table-cell>
          <table:table-cell table:style-name="ce6" office:value-type="string" calcext:value-type="string">
            <text:p>toLower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/>
          <table:covered-table-cell/>
          <table:table-cell table:style-name="ce7" office:value-type="float" office:value="0.00000714" calcext:value-type="float">
            <text:p>7.14E-06</text:p>
          </table:table-cell>
          <table:table-cell table:style-name="ce7" office:value-type="float" office:value="0.00000317" calcext:value-type="float">
            <text:p>3.17E-06</text:p>
          </table:table-cell>
          <table:table-cell table:style-name="ce6" office:value-type="string" calcext:value-type="string">
            <text:p>toUpper</text:p>
          </table:table-cell>
          <table:table-cell/>
          <table:covered-table-cell/>
          <table:table-cell table:style-name="ce7" office:value-type="float" office:value="0.0000283" calcext:value-type="float">
            <text:p>2.83E-05</text:p>
          </table:table-cell>
          <table:table-cell table:style-name="ce7" office:value-type="float" office:value="0.0000219" calcext:value-type="float">
            <text:p>2.19E-05</text:p>
          </table:table-cell>
          <table:table-cell table:style-name="ce6" office:value-type="string" calcext:value-type="string">
            <text:p>toUpper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445" calcext:value-type="float">
            <text:p>4.45E-06</text:p>
          </table:table-cell>
          <table:table-cell office:value-type="float" office:value="0.00000488" calcext:value-type="float">
            <text:p>4.88E-06</text:p>
          </table:table-cell>
          <table:table-cell table:style-name="ce9" office:value-type="string" calcext:value-type="string" table:number-columns-spanned="1" table:number-rows-spanned="3">
            <text:p>isArray</text:p>
          </table:table-cell>
          <table:table-cell/>
          <table:covered-table-cell/>
          <table:table-cell table:style-name="ce7" office:value-type="float" office:value="0.0000173" calcext:value-type="float">
            <text:p>1.73E-05</text:p>
          </table:table-cell>
          <table:table-cell table:style-name="ce7" office:value-type="float" office:value="0.00000302" calcext:value-type="float">
            <text:p>3.02E-06</text:p>
          </table:table-cell>
          <table:table-cell table:style-name="ce6" office:value-type="string" calcext:value-type="string">
            <text:p>trim</text:p>
          </table:table-cell>
          <table:table-cell/>
          <table:covered-table-cell/>
          <table:table-cell table:style-name="ce7" office:value-type="float" office:value="0.000111" calcext:value-type="float">
            <text:p>1.11E-04</text:p>
          </table:table-cell>
          <table:table-cell table:style-name="ce7" office:value-type="float" office:value="0.0000162" calcext:value-type="float">
            <text:p>1.62E-05</text:p>
          </table:table-cell>
          <table:table-cell table:style-name="ce6" office:value-type="string" calcext:value-type="string">
            <text:p>trim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17" calcext:value-type="float">
            <text:p>1.70E-05</text:p>
          </table:table-cell>
          <table:table-cell office:value-type="float" office:value="0.0000355" calcext:value-type="float">
            <text:p>3.55E-05</text:p>
          </table:table-cell>
          <table:covered-table-cell/>
          <table:table-cell/>
          <table:covered-table-cell/>
          <table:table-cell table:style-name="ce7" office:value-type="float" office:value="0.0000195" calcext:value-type="float">
            <text:p>1.95E-05</text:p>
          </table:table-cell>
          <table:table-cell table:style-name="ce7" office:value-type="float" office:value="0.00000672" calcext:value-type="float">
            <text:p>6.72E-06</text:p>
          </table:table-cell>
          <table:table-cell table:style-name="ce6" office:value-type="string" calcext:value-type="string">
            <text:p>replace</text:p>
          </table:table-cell>
          <table:table-cell/>
          <table:covered-table-cell/>
          <table:table-cell table:style-name="ce6" office:value-type="float" office:value="0.000179560414799" calcext:value-type="float">
            <text:p>0.000179560414799</text:p>
          </table:table-cell>
          <table:table-cell table:style-name="ce7" office:value-type="float" office:value="0.0000226" calcext:value-type="float">
            <text:p>2.26E-05</text:p>
          </table:table-cell>
          <table:table-cell table:style-name="ce6"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/>
          <table:table-cell table:style-name="ce2" office:value-type="string" calcext:value-type="string">
            <text:p>Average</text:p>
          </table:table-cell>
          <table:table-cell table:style-name="ce7" table:formula="of:=AVERAGE([.G2:.G48])" office:value-type="float" office:value="0.00000779574468085106" calcext:value-type="float">
            <text:p>7.80E-06</text:p>
          </table:table-cell>
          <table:table-cell table:style-name="ce20" table:formula="of:=AVERAGE([.H2:.H48])" office:value-type="float" office:value="0.00000533106382978724" calcext:value-type="float">
            <text:p>5.33E-06</text:p>
          </table:table-cell>
          <table:table-cell table:number-columns-repeated="2"/>
          <table:table-cell table:style-name="ce2" office:value-type="string" calcext:value-type="string">
            <text:p>Average</text:p>
          </table:table-cell>
          <table:table-cell table:style-name="ce7" table:formula="of:=AVERAGE([.L2:.L48])" office:value-type="float" office:value="0.0000562634037027234" calcext:value-type="float">
            <text:p>5.63E-05</text:p>
          </table:table-cell>
          <table:table-cell table:style-name="ce20" table:formula="of:=AVERAGE([.M2:.M48])" office:value-type="float" office:value="0.0000370204047551277" calcext:value-type="float">
            <text:p>3.70E-0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901" calcext:value-type="float">
            <text:p>9.01E-06</text:p>
          </table:table-cell>
          <table:table-cell office:value-type="float" office:value="0.00000257" calcext:value-type="float">
            <text:p>2.57E-06</text:p>
          </table:table-cell>
          <table:table-cell table:style-name="ce9" office:value-type="string" calcext:value-type="string" table:number-columns-spanned="1" table:number-rows-spanned="3">
            <text:p>isArrayBuffer</text:p>
          </table:table-cell>
          <table:table-cell/>
          <table:table-cell table:style-name="ce6" office:value-type="string" calcext:value-type="string">
            <text:p>Best</text:p>
          </table:table-cell>
          <table:table-cell table:style-name="ce7" table:formula="of:=MIN([.G2:.G48])" office:value-type="float" office:value="0.00000255" calcext:value-type="float">
            <text:p>2.55E-06</text:p>
          </table:table-cell>
          <table:table-cell table:style-name="ce20" table:formula="of:=MIN([.H2:.H48])" office:value-type="float" office:value="0.00000215" calcext:value-type="float">
            <text:p>2.15E-06</text:p>
          </table:table-cell>
          <table:table-cell table:number-columns-repeated="2"/>
          <table:table-cell table:style-name="ce6" office:value-type="string" calcext:value-type="string">
            <text:p>Best</text:p>
          </table:table-cell>
          <table:table-cell table:style-name="ce7" table:formula="of:=MIN([.L2:.L48])" office:value-type="float" office:value="0.00000395" calcext:value-type="float">
            <text:p>3.95E-06</text:p>
          </table:table-cell>
          <table:table-cell table:style-name="ce20" table:formula="of:=MIN([.M2:.M48])" office:value-type="float" office:value="0.00000284" calcext:value-type="float">
            <text:p>2.84E-06</text:p>
          </table:table-cell>
          <table:table-cell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753" calcext:value-type="float">
            <text:p>7.53E-05</text:p>
          </table:table-cell>
          <table:table-cell office:value-type="float" office:value="0.0000034" calcext:value-type="float">
            <text:p>3.40E-06</text:p>
          </table:table-cell>
          <table:covered-table-cell/>
          <table:table-cell/>
          <table:table-cell table:style-name="ce6" office:value-type="string" calcext:value-type="string">
            <text:p>Worst</text:p>
          </table:table-cell>
          <table:table-cell table:style-name="ce20" table:formula="of:=MAX([.G2:.G48])" office:value-type="float" office:value="0.0000233" calcext:value-type="float">
            <text:p>2.33E-05</text:p>
          </table:table-cell>
          <table:table-cell table:style-name="ce7" table:formula="of:=MAX([.H2:.H48])" office:value-type="float" office:value="0.0000341" calcext:value-type="float">
            <text:p>3.41E-05</text:p>
          </table:table-cell>
          <table:table-cell table:number-columns-repeated="2"/>
          <table:table-cell table:style-name="ce6" office:value-type="string" calcext:value-type="string">
            <text:p>Worst</text:p>
          </table:table-cell>
          <table:table-cell table:style-name="ce20" table:formula="of:=MAX([.L2:.L48])" office:value-type="float" office:value="0.000253954597483" calcext:value-type="float">
            <text:p>2.54E-04</text:p>
          </table:table-cell>
          <table:table-cell table:style-name="ce7" table:formula="of:=MAX([.M2:.M48])" office:value-type="float" office:value="0.000442194204496" calcext:value-type="float">
            <text:p>4.42E-04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998" calcext:value-type="float">
            <text:p>9.98E-06</text:p>
          </table:table-cell>
          <table:table-cell office:value-type="float" office:value="0.00000835" calcext:value-type="float">
            <text:p>8.35E-06</text:p>
          </table:table-cell>
          <table:table-cell table:style-name="ce9" office:value-type="string" calcext:value-type="string" table:number-columns-spanned="1" table:number-rows-spanned="3">
            <text:p>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552" calcext:value-type="float">
            <text:p>5.52E-05</text:p>
          </table:table-cell>
          <table:table-cell office:value-type="float" office:value="0.000034" calcext:value-type="float">
            <text:p>3.40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69" calcext:value-type="float">
            <text:p>6.69E-06</text:p>
          </table:table-cell>
          <table:table-cell office:value-type="float" office:value="0.00000505" calcext:value-type="float">
            <text:p>5.05E-06</text:p>
          </table:table-cell>
          <table:table-cell table:style-name="ce9" office:value-type="string" calcext:value-type="string" table:number-columns-spanned="1" table:number-rows-spanned="3">
            <text:p>ev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577" calcext:value-type="float">
            <text:p>5.77E-05</text:p>
          </table:table-cell>
          <table:table-cell office:value-type="float" office:value="0.0000401" calcext:value-type="float">
            <text:p>4.01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944" calcext:value-type="float">
            <text:p>9.44E-06</text:p>
          </table:table-cell>
          <table:table-cell office:value-type="float" office:value="0.0000039" calcext:value-type="float">
            <text:p>3.90E-06</text:p>
          </table:table-cell>
          <table:table-cell table:style-name="ce9" office:value-type="string" calcext:value-type="string" table:number-columns-spanned="1" table:number-rows-spanned="3">
            <text:p>fil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566" calcext:value-type="float">
            <text:p>5.66E-05</text:p>
          </table:table-cell>
          <table:table-cell office:value-type="float" office:value="0.0000192" calcext:value-type="float">
            <text:p>1.92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361" calcext:value-type="float">
            <text:p>3.61E-06</text:p>
          </table:table-cell>
          <table:table-cell office:value-type="float" office:value="0.0000037" calcext:value-type="float">
            <text:p>3.70E-06</text:p>
          </table:table-cell>
          <table:table-cell table:style-name="ce9" office:value-type="string" calcext:value-type="string" table:number-columns-spanned="1" table:number-rows-spanned="3">
            <text:p>includ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0.0000401" calcext:value-type="float">
            <text:p>4.01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332" calcext:value-type="float">
            <text:p>3.32E-06</text:p>
          </table:table-cell>
          <table:table-cell office:value-type="float" office:value="0.00000668" calcext:value-type="float">
            <text:p>6.68E-06</text:p>
          </table:table-cell>
          <table:table-cell table:style-name="ce9" office:value-type="string" calcext:value-type="string" table:number-columns-spanned="1" table:number-rows-spanned="3">
            <text:p>m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0809" calcext:value-type="float">
            <text:p>8.09E-06</text:p>
          </table:table-cell>
          <table:table-cell office:value-type="float" office:value="0.000123939389617" calcext:value-type="float">
            <text:p>1.24E-04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998" calcext:value-type="float">
            <text:p>9.98E-06</text:p>
          </table:table-cell>
          <table:table-cell office:value-type="float" office:value="0.00000363" calcext:value-type="float">
            <text:p>3.63E-06</text:p>
          </table:table-cell>
          <table:table-cell table:style-name="ce9" office:value-type="string" calcext:value-type="string" table:number-columns-spanned="1" table:number-rows-spanned="3">
            <text:p>redu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155" calcext:value-type="float">
            <text:p>1.55E-05</text:p>
          </table:table-cell>
          <table:table-cell office:value-type="float" office:value="0.0000178" calcext:value-type="float">
            <text:p>1.78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float" office:value="0.0000073" calcext:value-type="float">
            <text:p>7.30E-06</text:p>
          </table:table-cell>
          <table:table-cell table:style-name="ce9" office:value-type="string" calcext:value-type="string" table:number-columns-spanned="1" table:number-rows-spanned="3">
            <text:p>ran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351" calcext:value-type="float">
            <text:p>3.51E-05</text:p>
          </table:table-cell>
          <table:table-cell office:value-type="float" office:value="0.00000858" calcext:value-type="float">
            <text:p>8.58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81" calcext:value-type="float">
            <text:p>8.10E-06</text:p>
          </table:table-cell>
          <table:table-cell office:value-type="float" office:value="0.00000628" calcext:value-type="float">
            <text:p>6.28E-06</text:p>
          </table:table-cell>
          <table:table-cell table:style-name="ce9" office:value-type="string" calcext:value-type="string" table:number-columns-spanned="1" table:number-rows-spanned="3">
            <text:p>reduceRigh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904" calcext:value-type="float">
            <text:p>9.04E-05</text:p>
          </table:table-cell>
          <table:table-cell office:value-type="float" office:value="0.0000878" calcext:value-type="float">
            <text:p>8.78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71" calcext:value-type="float">
            <text:p>7.10E-06</text:p>
          </table:table-cell>
          <table:table-cell office:value-type="float" office:value="0.00000292" calcext:value-type="float">
            <text:p>2.92E-06</text:p>
          </table:table-cell>
          <table:table-cell table:style-name="ce9" office:value-type="string" calcext:value-type="string" table:number-columns-spanned="1" table:number-rows-spanned="3">
            <text:p>si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841" calcext:value-type="float">
            <text:p>8.41E-05</text:p>
          </table:table-cell>
          <table:table-cell office:value-type="float" office:value="0.0000119" calcext:value-type="float">
            <text:p>1.19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 office:value-type="float" office:value="0.00000652" calcext:value-type="float">
            <text:p>6.52E-06</text:p>
          </table:table-cell>
          <table:table-cell table:style-name="ce9" office:value-type="string" calcext:value-type="string" table:number-columns-spanned="1" table:number-rows-spanned="3">
            <text:p>so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755" calcext:value-type="float">
            <text:p>7.55E-05</text:p>
          </table:table-cell>
          <table:table-cell office:value-type="float" office:value="0.0000106" calcext:value-type="float">
            <text:p>1.06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0.0000341" calcext:value-type="float">
            <text:p>3.41E-05</text:p>
          </table:table-cell>
          <table:table-cell table:style-name="ce9" office:value-type="string" calcext:value-type="string" table:number-columns-spanned="1" table:number-rows-spanned="3">
            <text:p>orderB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486" calcext:value-type="float">
            <text:p>4.86E-05</text:p>
          </table:table-cell>
          <table:table-cell table:style-name="ce6" office:value-type="float" office:value="0.000442194204496" calcext:value-type="float">
            <text:p>0.00044219420449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107" calcext:value-type="float">
            <text:p>1.07E-05</text:p>
          </table:table-cell>
          <table:table-cell table:style-name="ce9" office:value-type="string" calcext:value-type="string" table:number-columns-spanned="1" table:number-rows-spanned="3">
            <text:p>uni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615" calcext:value-type="float">
            <text:p>6.15E-05</text:p>
          </table:table-cell>
          <table:table-cell table:style-name="ce6" office:value-type="float" office:value="0.000101314818995" calcext:value-type="float">
            <text:p>0.00010131481899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368" calcext:value-type="float">
            <text:p>3.68E-06</text:p>
          </table:table-cell>
          <table:table-cell office:value-type="float" office:value="0.00000215" calcext:value-type="float">
            <text:p>2.15E-06</text:p>
          </table:table-cell>
          <table:table-cell table:style-name="ce9" office:value-type="string" calcext:value-type="string" table:number-columns-spanned="1" table:number-rows-spanned="3">
            <text:p>isN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0669" calcext:value-type="float">
            <text:p>6.69E-06</text:p>
          </table:table-cell>
          <table:table-cell office:value-type="float" office:value="0.00000284" calcext:value-type="float">
            <text:p>2.84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529" calcext:value-type="float">
            <text:p>5.29E-06</text:p>
          </table:table-cell>
          <table:table-cell office:value-type="float" office:value="0.00000263" calcext:value-type="float">
            <text:p>2.63E-06</text:p>
          </table:table-cell>
          <table:table-cell table:style-name="ce9" office:value-type="string" calcext:value-type="string" table:number-columns-spanned="1" table:number-rows-spanned="3">
            <text:p>isN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461" calcext:value-type="float">
            <text:p>4.61E-05</text:p>
          </table:table-cell>
          <table:table-cell office:value-type="float" office:value="0.00000566" calcext:value-type="float">
            <text:p>5.66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411" calcext:value-type="float">
            <text:p>4.11E-06</text:p>
          </table:table-cell>
          <table:table-cell office:value-type="float" office:value="0.0000029" calcext:value-type="float">
            <text:p>2.90E-06</text:p>
          </table:table-cell>
          <table:table-cell table:style-name="ce9" office:value-type="string" calcext:value-type="string" table:number-columns-spanned="1" table:number-rows-spanned="3">
            <text:p>isN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0556" calcext:value-type="float">
            <text:p>5.56E-06</text:p>
          </table:table-cell>
          <table:table-cell office:value-type="float" office:value="0.00000548" calcext:value-type="float">
            <text:p>5.48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92" calcext:value-type="float">
            <text:p>6.92E-06</text:p>
          </table:table-cell>
          <table:table-cell office:value-type="float" office:value="0.00000292" calcext:value-type="float">
            <text:p>2.92E-06</text:p>
          </table:table-cell>
          <table:table-cell table:style-name="ce9" office:value-type="string" calcext:value-type="string" table:number-columns-spanned="1" table:number-rows-spanned="3">
            <text:p>isUndefin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448" calcext:value-type="float">
            <text:p>4.48E-05</text:p>
          </table:table-cell>
          <table:table-cell office:value-type="float" office:value="0.00000587" calcext:value-type="float">
            <text:p>5.87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866" calcext:value-type="float">
            <text:p>8.66E-06</text:p>
          </table:table-cell>
          <table:table-cell office:value-type="float" office:value="0.00000264" calcext:value-type="float">
            <text:p>2.64E-06</text:p>
          </table:table-cell>
          <table:table-cell table:style-name="ce9" office:value-type="string" calcext:value-type="string" table:number-columns-spanned="1" table:number-rows-spanned="3">
            <text:p>g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914" calcext:value-type="float">
            <text:p>9.14E-05</text:p>
          </table:table-cell>
          <table:table-cell office:value-type="float" office:value="0.00000467" calcext:value-type="float">
            <text:p>4.67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28" calcext:value-type="float">
            <text:p>2.80E-06</text:p>
          </table:table-cell>
          <table:table-cell table:style-name="ce9" office:value-type="string" calcext:value-type="string" table:number-columns-spanned="1" table:number-rows-spanned="3">
            <text:p>g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0526" calcext:value-type="float">
            <text:p>5.26E-06</text:p>
          </table:table-cell>
          <table:table-cell office:value-type="float" office:value="0.00000456" calcext:value-type="float">
            <text:p>4.56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233" calcext:value-type="float">
            <text:p>2.33E-05</text:p>
          </table:table-cell>
          <table:table-cell office:value-type="float" office:value="0.000015" calcext:value-type="float">
            <text:p>1.50E-05</text:p>
          </table:table-cell>
          <table:table-cell table:style-name="ce9" office:value-type="string" calcext:value-type="string" table:number-columns-spanned="1" table:number-rows-spanned="3">
            <text:p>ass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style-name="ce6" office:value-type="float" office:value="0.000253954597483" calcext:value-type="float">
            <text:p>0.000253954597483</text:p>
          </table:table-cell>
          <table:table-cell office:value-type="float" office:value="0.0000702" calcext:value-type="float">
            <text:p>7.02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0000984" calcext:value-type="float">
            <text:p>9.84E-06</text:p>
          </table:table-cell>
          <table:table-cell table:style-name="ce9" office:value-type="string" calcext:value-type="string" table:number-columns-spanned="1" table:number-rows-spanned="3">
            <text:p>assign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418" calcext:value-type="float">
            <text:p>4.18E-05</text:p>
          </table:table-cell>
          <table:table-cell office:value-type="float" office:value="0.0000259" calcext:value-type="float">
            <text:p>2.59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702" calcext:value-type="float">
            <text:p>7.02E-06</text:p>
          </table:table-cell>
          <table:table-cell office:value-type="float" office:value="0.00000282" calcext:value-type="float">
            <text:p>2.82E-06</text:p>
          </table:table-cell>
          <table:table-cell table:style-name="ce9" office:value-type="string" calcext:value-type="string" table:number-columns-spanned="1" table:number-rows-spanned="3">
            <text:p>k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654" calcext:value-type="float">
            <text:p>6.54E-05</text:p>
          </table:table-cell>
          <table:table-cell office:value-type="float" office:value="0.00000626" calcext:value-type="float">
            <text:p>6.26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87" calcext:value-type="float">
            <text:p>6.87E-06</text:p>
          </table:table-cell>
          <table:table-cell office:value-type="float" office:value="0.00000258" calcext:value-type="float">
            <text:p>2.58E-06</text:p>
          </table:table-cell>
          <table:table-cell table:style-name="ce9" office:value-type="string" calcext:value-type="string" table:number-columns-spanned="1" table:number-rows-spanned="3">
            <text:p>toPai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style-name="ce6" office:value-type="float" office:value="0.000141355564739" calcext:value-type="float">
            <text:p>0.000141355564739</text:p>
          </table:table-cell>
          <table:table-cell office:value-type="float" office:value="0.00000431" calcext:value-type="float">
            <text:p>4.31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556" calcext:value-type="float">
            <text:p>5.56E-06</text:p>
          </table:table-cell>
          <table:table-cell office:value-type="float" office:value="0.0000044" calcext:value-type="float">
            <text:p>4.40E-06</text:p>
          </table:table-cell>
          <table:table-cell table:style-name="ce9" office:value-type="string" calcext:value-type="string" table:number-columns-spanned="1" table:number-rows-spanned="3">
            <text:p>valu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325" calcext:value-type="float">
            <text:p>3.25E-05</text:p>
          </table:table-cell>
          <table:table-cell office:value-type="float" office:value="0.0000251" calcext:value-type="float">
            <text:p>2.51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61" calcext:value-type="float">
            <text:p>6.10E-06</text:p>
          </table:table-cell>
          <table:table-cell office:value-type="float" office:value="0.00000576" calcext:value-type="float">
            <text:p>5.76E-06</text:p>
          </table:table-cell>
          <table:table-cell table:style-name="ce9" office:value-type="string" calcext:value-type="string" table:number-columns-spanned="1" table:number-rows-spanned="3">
            <text:p>g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0741" calcext:value-type="float">
            <text:p>7.41E-06</text:p>
          </table:table-cell>
          <table:table-cell office:value-type="float" office:value="0.000100430725967" calcext:value-type="float">
            <text:p>1.00E-04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939" calcext:value-type="float">
            <text:p>9.39E-06</text:p>
          </table:table-cell>
          <table:table-cell office:value-type="float" office:value="0.00000432" calcext:value-type="float">
            <text:p>4.32E-06</text:p>
          </table:table-cell>
          <table:table-cell table:style-name="ce9" office:value-type="string" calcext:value-type="string" table:number-columns-spanned="1" table:number-rows-spanned="3">
            <text:p>om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239" calcext:value-type="float">
            <text:p>2.39E-05</text:p>
          </table:table-cell>
          <table:table-cell office:value-type="float" office:value="0.0000129" calcext:value-type="float">
            <text:p>1.29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365" calcext:value-type="float">
            <text:p>3.65E-06</text:p>
          </table:table-cell>
          <table:table-cell office:value-type="float" office:value="0.00000282" calcext:value-type="float">
            <text:p>2.82E-06</text:p>
          </table:table-cell>
          <table:table-cell table:style-name="ce9" office:value-type="string" calcext:value-type="string" table:number-columns-spanned="1" table:number-rows-spanned="3">
            <text:p>repe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179" calcext:value-type="float">
            <text:p>1.79E-05</text:p>
          </table:table-cell>
          <table:table-cell office:value-type="float" office:value="0.00000895" calcext:value-type="float">
            <text:p>8.95E-06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121" calcext:value-type="float">
            <text:p>1.21E-05</text:p>
          </table:table-cell>
          <table:table-cell office:value-type="float" office:value="0.00000252" calcext:value-type="float">
            <text:p>2.52E-06</text:p>
          </table:table-cell>
          <table:table-cell table:style-name="ce9" office:value-type="string" calcext:value-type="string" table:number-columns-spanned="1" table:number-rows-spanned="3">
            <text:p>toLow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style-name="ce6" office:value-type="float" office:value="0.000137639397007" calcext:value-type="float">
            <text:p>0.000137639397007</text:p>
          </table:table-cell>
          <table:table-cell office:value-type="float" office:value="0.0000117" calcext:value-type="float">
            <text:p>1.17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0714" calcext:value-type="float">
            <text:p>7.14E-06</text:p>
          </table:table-cell>
          <table:table-cell office:value-type="float" office:value="0.00000317" calcext:value-type="float">
            <text:p>3.17E-06</text:p>
          </table:table-cell>
          <table:table-cell table:style-name="ce9" office:value-type="string" calcext:value-type="string" table:number-columns-spanned="1" table:number-rows-spanned="3">
            <text:p>toUp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0283" calcext:value-type="float">
            <text:p>2.83E-05</text:p>
          </table:table-cell>
          <table:table-cell office:value-type="float" office:value="0.0000219" calcext:value-type="float">
            <text:p>2.19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173" calcext:value-type="float">
            <text:p>1.73E-05</text:p>
          </table:table-cell>
          <table:table-cell office:value-type="float" office:value="0.00000302" calcext:value-type="float">
            <text:p>3.02E-06</text:p>
          </table:table-cell>
          <table:table-cell table:style-name="ce9" office:value-type="string" calcext:value-type="string" table:number-columns-spanned="1" table:number-rows-spanned="3">
            <text:p>tri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office:value-type="float" office:value="0.000111139884354" calcext:value-type="float">
            <text:p>1.11E-04</text:p>
          </table:table-cell>
          <table:table-cell office:value-type="float" office:value="0.0000162" calcext:value-type="float">
            <text:p>1.62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0.00000672" calcext:value-type="float">
            <text:p>6.72E-06</text:p>
          </table:table-cell>
          <table:table-cell table:style-name="ce9" office:value-type="string" calcext:value-type="string" table:number-columns-spanned="1" table:number-rows-spanned="3">
            <text:p>repla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style-name="ce6" office:value-type="float" office:value="0.000179560414799" calcext:value-type="float">
            <text:p>0.000179560414799</text:p>
          </table:table-cell>
          <table:table-cell office:value-type="float" office:value="0.0000226" calcext:value-type="float">
            <text:p>2.26E-05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2" office:value-type="float" office:value="0" calcext:value-type="float">
            <text:p>0.00E+00</text:p>
          </table:table-cell>
          <table:covered-table-cell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8"/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/>
          <table:table-cell table:style-name="ce8"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FZSongS-Extended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09:30:26.723857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1:43:01.485105493</meta:creation-date>
    <dc:date>2019-01-04T10:18:25.236510090</dc:date>
    <meta:editing-duration>PT2H7M47S</meta:editing-duration>
    <meta:editing-cycles>29</meta:editing-cycles>
    <meta:generator>LibreOffice/6.1.2.1$Linux_X86_64 LibreOffice_project/10$Build-1</meta:generator>
    <meta:document-statistic meta:table-count="2" meta:cell-count="16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61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353cm" svg:height="13.044cm" xlink:href=".." xlink:type="simple" chart:class="chart:bar" chart:style-name="ch1">
        <chart:title svg:x="15.198cm" svg:y="0.396cm" chart:style-name="ch2">
          <text:p>Sample arithmetic mean</text:p>
        </chart:title>
        <chart:legend chart:legend-position="end" svg:x="31.734cm" svg:y="5.476cm" style:legend-expansion="high" chart:style-name="ch3"/>
        <chart:plot-area chart:style-name="ch4" table:cell-range-address="Whole.H2:Whole.I48 Whole.G1:Whole.G48 Whole.H1:Whole.H1" chart:data-source-has-labels="both" svg:x="1.718cm" svg:y="1.435cm" svg:width="29.309cm" svg:height="10.368cm">
          <chartooo:coordinate-region svg:x="3.451cm" svg:y="1.435cm" svg:width="27.576cm" svg:height="8.217cm"/>
          <chart:axis chart:dimension="x" chart:name="primary-x" chart:style-name="ch5" chartooo:axis-type="text">
            <chart:title svg:x="15.693cm" svg:y="12.063cm" chart:style-name="ch6">
              <text:p>Methods</text:p>
            </chart:title>
            <chart:categories table:cell-range-address="Whole.I2:Whole.I48"/>
          </chart:axis>
          <chart:axis chart:dimension="y" chart:name="primary-y" chart:style-name="ch7">
            <chart:title svg:x="0.451cm" svg:y="7.483cm" chart:style-name="ch8">
              <text:p>Mean (sec)</text:p>
            </chart:title>
            <chart:grid chart:style-name="ch9" chart:class="major"/>
          </chart:axis>
          <chart:series chart:style-name="ch10" chart:values-cell-range-address="Whole.G2:Whole.G48" chart:label-cell-address="Whole.G1:Whole.G1" chart:class="chart:bar">
            <chart:mean-value chart:style-name="ch11"/>
            <chart:regression-curve chart:style-name="ch12"/>
            <chart:data-point chart:repeated="47"/>
          </chart:series>
          <chart:series chart:style-name="ch13" chart:values-cell-range-address="Whole.H2:Whole.H48" chart:label-cell-address="Whole.H1:Whole.H1" chart:class="chart:bar">
            <chart:mean-value chart:style-name="ch14"/>
            <chart:regression-curve chart:style-name="ch15"/>
            <chart:data-point chart:repeated="4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dash</text:p>
                <draw:g>
                  <svg:desc>Whole.G1:Whole.G1</svg:desc>
                </draw:g>
              </table:table-cell>
              <table:table-cell office:value-type="string">
                <text:p>Native</text:p>
                <draw:g>
                  <svg:desc>Whole.H1:Who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at</text:p>
                <draw:g>
                  <svg:desc>Whole.I2:Whole.I48</svg:desc>
                </draw:g>
              </table:table-cell>
              <table:table-cell office:value-type="float" office:value="0.00000603">
                <text:p>0.00000603</text:p>
                <draw:g>
                  <svg:desc>Whole.G2:Whole.G48</svg:desc>
                </draw:g>
              </table:table-cell>
              <table:table-cell office:value-type="float" office:value="0.00000331">
                <text:p>0.00000331</text:p>
                <draw:g>
                  <svg:desc>Whole.H2:Whole.H48</svg:desc>
                </draw:g>
              </table:table-cell>
            </table:table-row>
            <table:table-row>
              <table:table-cell office:value-type="string">
                <text:p>compact</text:p>
              </table:table-cell>
              <table:table-cell office:value-type="float" office:value="0.00000527">
                <text:p>0.00000527</text:p>
              </table:table-cell>
              <table:table-cell office:value-type="float" office:value="0.00000266">
                <text:p>0.0000026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0.00000803">
                <text:p>0.00000803</text:p>
              </table:table-cell>
              <table:table-cell office:value-type="float" office:value="0.00000278">
                <text:p>0.00000278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0.00000803">
                <text:p>0.00000803</text:p>
              </table:table-cell>
              <table:table-cell office:value-type="float" office:value="0.00000278">
                <text:p>0.00000278</text:p>
              </table:table-cell>
            </table:table-row>
            <table:table-row>
              <table:table-cell office:value-type="string">
                <text:p>findIndex</text:p>
              </table:table-cell>
              <table:table-cell office:value-type="float" office:value="0.00000311">
                <text:p>0.00000311</text:p>
              </table:table-cell>
              <table:table-cell office:value-type="float" office:value="0.00000259">
                <text:p>0.00000259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0.00000289">
                <text:p>0.00000289</text:p>
              </table:table-cell>
              <table:table-cell office:value-type="float" office:value="0.00000249">
                <text:p>0.00000249</text:p>
              </table:table-cell>
            </table:table-row>
            <table:table-row>
              <table:table-cell office:value-type="string">
                <text:p>flatten</text:p>
              </table:table-cell>
              <table:table-cell office:value-type="float" office:value="0.00000379">
                <text:p>0.00000379</text:p>
              </table:table-cell>
              <table:table-cell office:value-type="float" office:value="0.00000423">
                <text:p>0.00000423</text:p>
              </table:table-cell>
            </table:table-row>
            <table:table-row>
              <table:table-cell office:value-type="string">
                <text:p>head,tail</text:p>
              </table:table-cell>
              <table:table-cell office:value-type="float" office:value="0.00000294">
                <text:p>0.00000294</text:p>
              </table:table-cell>
              <table:table-cell office:value-type="float" office:value="0.00000307">
                <text:p>0.00000307</text:p>
              </table:table-cell>
            </table:table-row>
            <table:table-row>
              <table:table-cell office:value-type="string">
                <text:p>indexOf</text:p>
              </table:table-cell>
              <table:table-cell office:value-type="float" office:value="0.00000659">
                <text:p>0.00000659</text:p>
              </table:table-cell>
              <table:table-cell office:value-type="float" office:value="0.00000351">
                <text:p>0.00000351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0.0000221">
                <text:p>0.0000221</text:p>
              </table:table-cell>
              <table:table-cell office:value-type="float" office:value="0.00000613">
                <text:p>0.00000613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00000687">
                <text:p>0.00000687</text:p>
              </table:table-cell>
              <table:table-cell office:value-type="float" office:value="0.00000281">
                <text:p>0.00000281</text:p>
              </table:table-cell>
            </table:table-row>
            <table:table-row>
              <table:table-cell office:value-type="string">
                <text:p>lastIndexOf</text:p>
              </table:table-cell>
              <table:table-cell office:value-type="float" office:value="0.00000474">
                <text:p>0.00000474</text:p>
              </table:table-cell>
              <table:table-cell office:value-type="float" office:value="0.0000115">
                <text:p>0.0000115</text:p>
              </table:table-cell>
            </table:table-row>
            <table:table-row>
              <table:table-cell office:value-type="string">
                <text:p>reverse</text:p>
              </table:table-cell>
              <table:table-cell office:value-type="float" office:value="0.00000348">
                <text:p>0.00000348</text:p>
              </table:table-cell>
              <table:table-cell office:value-type="float" office:value="0.00000887">
                <text:p>0.00000887</text:p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0.0000048">
                <text:p>0.0000048</text:p>
              </table:table-cell>
              <table:table-cell office:value-type="float" office:value="0.00000532">
                <text:p>0.00000532</text:p>
              </table:table-cell>
            </table:table-row>
            <table:table-row>
              <table:table-cell office:value-type="string">
                <text:p>slice</text:p>
              </table:table-cell>
              <table:table-cell office:value-type="float" office:value="0.00000679">
                <text:p>0.00000679</text:p>
              </table:table-cell>
              <table:table-cell office:value-type="float" office:value="0.00000292">
                <text:p>0.00000292</text:p>
              </table:table-cell>
            </table:table-row>
            <table:table-row>
              <table:table-cell office:value-type="string">
                <text:p>isArray</text:p>
              </table:table-cell>
              <table:table-cell office:value-type="float" office:value="0.00000445">
                <text:p>0.00000445</text:p>
              </table:table-cell>
              <table:table-cell office:value-type="float" office:value="0.00000488">
                <text:p>0.00000488</text:p>
              </table:table-cell>
            </table:table-row>
            <table:table-row>
              <table:table-cell office:value-type="string">
                <text:p>isArrayBuffer</text:p>
              </table:table-cell>
              <table:table-cell office:value-type="float" office:value="0.00000901">
                <text:p>0.00000901</text:p>
              </table:table-cell>
              <table:table-cell office:value-type="float" office:value="0.00000257">
                <text:p>0.00000257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0.00000998">
                <text:p>0.00000998</text:p>
              </table:table-cell>
              <table:table-cell office:value-type="float" office:value="0.00000835">
                <text:p>0.00000835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0.00000669">
                <text:p>0.00000669</text:p>
              </table:table-cell>
              <table:table-cell office:value-type="float" office:value="0.00000505">
                <text:p>0.00000505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0.00000944">
                <text:p>0.00000944</text:p>
              </table:table-cell>
              <table:table-cell office:value-type="float" office:value="0.0000039">
                <text:p>0.0000039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0.00000361">
                <text:p>0.00000361</text:p>
              </table:table-cell>
              <table:table-cell office:value-type="float" office:value="0.0000037">
                <text:p>0.0000037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0.00000332">
                <text:p>0.00000332</text:p>
              </table:table-cell>
              <table:table-cell office:value-type="float" office:value="0.00000668">
                <text:p>0.00000668</text:p>
              </table:table-cell>
            </table:table-row>
            <table:table-row>
              <table:table-cell office:value-type="string">
                <text:p>reduce</text:p>
              </table:table-cell>
              <table:table-cell office:value-type="float" office:value="0.00000998">
                <text:p>0.00000998</text:p>
              </table:table-cell>
              <table:table-cell office:value-type="float" office:value="0.00000363">
                <text:p>0.00000363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0.0000073">
                <text:p>0.0000073</text:p>
              </table:table-cell>
              <table:table-cell office:value-type="float" office:value="0.0000073">
                <text:p>0.0000073</text:p>
              </table:table-cell>
            </table:table-row>
            <table:table-row>
              <table:table-cell office:value-type="string">
                <text:p>reduceRight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0628">
                <text:p>0.00000628</text:p>
              </table:table-cell>
            </table:table-row>
            <table:table-row>
              <table:table-cell office:value-type="string">
                <text:p>size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0292">
                <text:p>0.00000292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0.00000652">
                <text:p>0.00000652</text:p>
              </table:table-cell>
              <table:table-cell office:value-type="float" office:value="0.00000652">
                <text:p>0.00000652</text:p>
              </table:table-cell>
            </table:table-row>
            <table:table-row>
              <table:table-cell office:value-type="string">
                <text:p>orderBy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341">
                <text:p>0.0000341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0.0000089">
                <text:p>0.0000089</text:p>
              </table:table-cell>
              <table:table-cell office:value-type="float" office:value="0.0000107">
                <text:p>0.0000107</text:p>
              </table:table-cell>
            </table:table-row>
            <table:table-row>
              <table:table-cell office:value-type="string">
                <text:p>isNaN</text:p>
              </table:table-cell>
              <table:table-cell office:value-type="float" office:value="0.00000368">
                <text:p>0.00000368</text:p>
              </table:table-cell>
              <table:table-cell office:value-type="float" office:value="0.00000215">
                <text:p>0.00000215</text:p>
              </table:table-cell>
            </table:table-row>
            <table:table-row>
              <table:table-cell office:value-type="string">
                <text:p>isNil</text:p>
              </table:table-cell>
              <table:table-cell office:value-type="float" office:value="0.00000529">
                <text:p>0.00000529</text:p>
              </table:table-cell>
              <table:table-cell office:value-type="float" office:value="0.00000263">
                <text:p>0.00000263</text:p>
              </table:table-cell>
            </table:table-row>
            <table:table-row>
              <table:table-cell office:value-type="string">
                <text:p>isNul</text:p>
              </table:table-cell>
              <table:table-cell office:value-type="float" office:value="0.00000411">
                <text:p>0.00000411</text:p>
              </table:table-cell>
              <table:table-cell office:value-type="float" office:value="0.0000029">
                <text:p>0.0000029</text:p>
              </table:table-cell>
            </table:table-row>
            <table:table-row>
              <table:table-cell office:value-type="string">
                <text:p>isUndefined</text:p>
              </table:table-cell>
              <table:table-cell office:value-type="float" office:value="0.00000692">
                <text:p>0.00000692</text:p>
              </table:table-cell>
              <table:table-cell office:value-type="float" office:value="0.00000292">
                <text:p>0.00000292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00000866">
                <text:p>0.00000866</text:p>
              </table:table-cell>
              <table:table-cell office:value-type="float" office:value="0.00000264">
                <text:p>0.00000264</text:p>
              </table:table-cell>
            </table:table-row>
            <table:table-row>
              <table:table-cell office:value-type="string">
                <text:p>gte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28">
                <text:p>0.0000028</text:p>
              </table:table-cell>
            </table:table-row>
            <table:table-row>
              <table:table-cell office:value-type="string">
                <text:p>assign</text:p>
              </table:table-cell>
              <table:table-cell office:value-type="float" office:value="0.0000233">
                <text:p>0.000023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assignIn</text:p>
              </table:table-cell>
              <table:table-cell office:value-type="float" office:value="0.0000154">
                <text:p>0.0000154</text:p>
              </table:table-cell>
              <table:table-cell office:value-type="float" office:value="0.00000984">
                <text:p>0.00000984</text:p>
              </table:table-cell>
            </table:table-row>
            <table:table-row>
              <table:table-cell office:value-type="string">
                <text:p>key</text:p>
              </table:table-cell>
              <table:table-cell office:value-type="float" office:value="0.00000702">
                <text:p>0.00000702</text:p>
              </table:table-cell>
              <table:table-cell office:value-type="float" office:value="0.00000282">
                <text:p>0.00000282</text:p>
              </table:table-cell>
            </table:table-row>
            <table:table-row>
              <table:table-cell office:value-type="string">
                <text:p>toPairs</text:p>
              </table:table-cell>
              <table:table-cell office:value-type="float" office:value="0.00000687">
                <text:p>0.00000687</text:p>
              </table:table-cell>
              <table:table-cell office:value-type="float" office:value="0.00000258">
                <text:p>0.00000258</text:p>
              </table:table-cell>
            </table:table-row>
            <table:table-row>
              <table:table-cell office:value-type="string">
                <text:p>values</text:p>
              </table:table-cell>
              <table:table-cell office:value-type="float" office:value="0.00000556">
                <text:p>0.00000556</text:p>
              </table:table-cell>
              <table:table-cell office:value-type="float" office:value="0.0000044">
                <text:p>0.0000044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576">
                <text:p>0.00000576</text:p>
              </table:table-cell>
            </table:table-row>
            <table:table-row>
              <table:table-cell office:value-type="string">
                <text:p>omit</text:p>
              </table:table-cell>
              <table:table-cell office:value-type="float" office:value="0.00000939">
                <text:p>0.00000939</text:p>
              </table:table-cell>
              <table:table-cell office:value-type="float" office:value="0.00000432">
                <text:p>0.00000432</text:p>
              </table:table-cell>
            </table:table-row>
            <table:table-row>
              <table:table-cell office:value-type="string">
                <text:p>repeat</text:p>
              </table:table-cell>
              <table:table-cell office:value-type="float" office:value="0.00000365">
                <text:p>0.00000365</text:p>
              </table:table-cell>
              <table:table-cell office:value-type="float" office:value="0.00000282">
                <text:p>0.00000282</text:p>
              </table:table-cell>
            </table:table-row>
            <table:table-row>
              <table:table-cell office:value-type="string">
                <text:p>toLower</text:p>
              </table:table-cell>
              <table:table-cell office:value-type="float" office:value="0.0000121">
                <text:p>0.0000121</text:p>
              </table:table-cell>
              <table:table-cell office:value-type="float" office:value="0.00000252">
                <text:p>0.00000252</text:p>
              </table:table-cell>
            </table:table-row>
            <table:table-row>
              <table:table-cell office:value-type="string">
                <text:p>toUpper</text:p>
              </table:table-cell>
              <table:table-cell office:value-type="float" office:value="0.00000714">
                <text:p>0.00000714</text:p>
              </table:table-cell>
              <table:table-cell office:value-type="float" office:value="0.00000317">
                <text:p>0.00000317</text:p>
              </table:table-cell>
            </table:table-row>
            <table:table-row>
              <table:table-cell office:value-type="string">
                <text:p>trim</text:p>
              </table:table-cell>
              <table:table-cell office:value-type="float" office:value="0.0000173">
                <text:p>0.0000173</text:p>
              </table:table-cell>
              <table:table-cell office:value-type="float" office:value="0.00000302">
                <text:p>0.00000302</text:p>
              </table:table-cell>
            </table:table-row>
            <table:table-row>
              <table:table-cell office:value-type="string">
                <text:p>replace</text:p>
              </table:table-cell>
              <table:table-cell office:value-type="float" office:value="0.0000195">
                <text:p>0.0000195</text:p>
              </table:table-cell>
              <table:table-cell office:value-type="float" office:value="0.00000672">
                <text:p>0.00000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61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354cm" svg:height="13.176cm" xlink:href=".." xlink:type="simple" chart:class="chart:bar" chart:style-name="ch1">
        <chart:title svg:x="15.451cm" svg:y="0.399cm" chart:style-name="ch2">
          <text:p>Sample Worst results</text:p>
        </chart:title>
        <chart:legend chart:legend-position="end" svg:x="31.735cm" svg:y="5.542cm" style:legend-expansion="high" chart:style-name="ch3"/>
        <chart:plot-area chart:style-name="ch4" table:cell-range-address="Whole.M2:Whole.N48 Whole.L1:Whole.L48 Whole.M1:Whole.M1" chart:data-source-has-labels="both" svg:x="1.718cm" svg:y="1.441cm" svg:width="29.31cm" svg:height="10.491cm">
          <chartooo:coordinate-region svg:x="3.451cm" svg:y="1.441cm" svg:width="27.577cm" svg:height="8.34cm"/>
          <chart:axis chart:dimension="x" chart:name="primary-x" chart:style-name="ch5" chartooo:axis-type="auto">
            <chartooo:date-scale/>
            <chart:title svg:x="15.694cm" svg:y="12.195cm" chart:style-name="ch6">
              <text:p>Methods</text:p>
            </chart:title>
            <chart:categories table:cell-range-address="Whole.N2:Whole.N48"/>
          </chart:axis>
          <chart:axis chart:dimension="y" chart:name="primary-y" chart:style-name="ch7">
            <chart:title svg:x="0.451cm" svg:y="7.63cm" chart:style-name="ch8">
              <text:p>Timing (sec)</text:p>
            </chart:title>
            <chart:grid chart:style-name="ch9" chart:class="major"/>
          </chart:axis>
          <chart:series chart:style-name="ch10" chart:values-cell-range-address="Whole.L2:Whole.L48" chart:label-cell-address="Whole.L1:Whole.L1" chart:class="chart:bar">
            <chart:mean-value chart:style-name="ch11"/>
            <chart:regression-curve chart:style-name="ch12"/>
            <chart:data-point chart:repeated="47"/>
          </chart:series>
          <chart:series chart:style-name="ch13" chart:values-cell-range-address="Whole.M2:Whole.M48" chart:label-cell-address="Whole.M1:Whole.M1" chart:class="chart:bar">
            <chart:mean-value chart:style-name="ch14"/>
            <chart:regression-curve chart:style-name="ch15"/>
            <chart:data-point chart:repeated="4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dash</text:p>
                <draw:g>
                  <svg:desc>Whole.L1:Whole.L1</svg:desc>
                </draw:g>
              </table:table-cell>
              <table:table-cell office:value-type="string">
                <text:p>Native</text:p>
                <draw:g>
                  <svg:desc>Whole.M1:Whol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at</text:p>
                <draw:g>
                  <svg:desc>Whole.N2:Whole.N48</svg:desc>
                </draw:g>
              </table:table-cell>
              <table:table-cell office:value-type="float" office:value="0.0000237">
                <text:p>0.0000237</text:p>
                <draw:g>
                  <svg:desc>Whole.L2:Whole.L48</svg:desc>
                </draw:g>
              </table:table-cell>
              <table:table-cell office:value-type="float" office:value="0.0000128">
                <text:p>0.0000128</text:p>
                <draw:g>
                  <svg:desc>Whole.M2:Whole.M48</svg:desc>
                </draw:g>
              </table:table-cell>
            </table:table-row>
            <table:table-row>
              <table:table-cell office:value-type="string">
                <text:p>compact</text:p>
              </table:table-cell>
              <table:table-cell office:value-type="float" office:value="0.0000648">
                <text:p>0.0000648</text:p>
              </table:table-cell>
              <table:table-cell office:value-type="float" office:value="0.00000531">
                <text:p>0.00000531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0.0000966">
                <text:p>0.0000966</text:p>
              </table:table-cell>
              <table:table-cell office:value-type="float" office:value="0.00000974">
                <text:p>0.00000974</text:p>
              </table:table-cell>
            </table:table-row>
            <table:table-row>
              <table:table-cell office:value-type="string">
                <text:p>find</text:p>
              </table:table-cell>
              <table:table-cell office:value-type="float" office:value="0.0000966">
                <text:p>0.0000966</text:p>
              </table:table-cell>
              <table:table-cell office:value-type="float" office:value="0.00000974">
                <text:p>0.00000974</text:p>
              </table:table-cell>
            </table:table-row>
            <table:table-row>
              <table:table-cell office:value-type="string">
                <text:p>findIndex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78">
                <text:p>0.0000078</text:p>
              </table:table-cell>
            </table:table-row>
            <table:table-row>
              <table:table-cell office:value-type="string">
                <text:p>first</text:p>
              </table:table-cell>
              <table:table-cell office:value-type="float" office:value="0.00000395">
                <text:p>0.00000395</text:p>
              </table:table-cell>
              <table:table-cell office:value-type="float" office:value="0.00000335">
                <text:p>0.00000335</text:p>
              </table:table-cell>
            </table:table-row>
            <table:table-row>
              <table:table-cell office:value-type="string">
                <text:p>flatten</text:p>
              </table:table-cell>
              <table:table-cell office:value-type="float" office:value="0.0000269">
                <text:p>0.0000269</text:p>
              </table:table-cell>
              <table:table-cell office:value-type="float" office:value="0.0000455">
                <text:p>0.0000455</text:p>
              </table:table-cell>
            </table:table-row>
            <table:table-row>
              <table:table-cell office:value-type="string">
                <text:p>head,tail</text:p>
              </table:table-cell>
              <table:table-cell office:value-type="float" office:value="0.0000123">
                <text:p>0.0000123</text:p>
              </table:table-cell>
              <table:table-cell office:value-type="float" office:value="0.00000552">
                <text:p>0.00000552</text:p>
              </table:table-cell>
            </table:table-row>
            <table:table-row>
              <table:table-cell office:value-type="string">
                <text:p>indexOf</text:p>
              </table:table-cell>
              <table:table-cell office:value-type="float" office:value="0.0000683">
                <text:p>0.0000683</text:p>
              </table:table-cell>
              <table:table-cell office:value-type="float" office:value="0.0000221">
                <text:p>0.0000221</text:p>
              </table:table-cell>
            </table:table-row>
            <table:table-row>
              <table:table-cell office:value-type="string">
                <text:p>join</text:p>
              </table:table-cell>
              <table:table-cell office:value-type="float" office:value="0.0000993">
                <text:p>0.0000993</text:p>
              </table:table-cell>
              <table:table-cell office:value-type="float" office:value="0.00000829">
                <text:p>0.00000829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000055">
                <text:p>0.000055</text:p>
              </table:table-cell>
              <table:table-cell office:value-type="float" office:value="0.0000147">
                <text:p>0.0000147</text:p>
              </table:table-cell>
            </table:table-row>
            <table:table-row>
              <table:table-cell office:value-type="string">
                <text:p>lastIndexOf</text:p>
              </table:table-cell>
              <table:table-cell office:value-type="float" office:value="0.0000247">
                <text:p>0.0000247</text:p>
              </table:table-cell>
              <table:table-cell office:value-type="float" office:value="0.0000849">
                <text:p>0.0000849</text:p>
              </table:table-cell>
            </table:table-row>
            <table:table-row>
              <table:table-cell office:value-type="string">
                <text:p>reverse</text:p>
              </table:table-cell>
              <table:table-cell office:value-type="float" office:value="0.00000541">
                <text:p>0.0000054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0.0000377">
                <text:p>0.0000377</text:p>
              </table:table-cell>
              <table:table-cell office:value-type="float" office:value="0.0000542">
                <text:p>0.0000542</text:p>
              </table:table-cell>
            </table:table-row>
            <table:table-row>
              <table:table-cell office:value-type="string">
                <text:p>slice</text:p>
              </table:table-cell>
              <table:table-cell office:value-type="float" office:value="0.0000678">
                <text:p>0.0000678</text:p>
              </table:table-cell>
              <table:table-cell office:value-type="float" office:value="0.00000742">
                <text:p>0.00000742</text:p>
              </table:table-cell>
            </table:table-row>
            <table:table-row>
              <table:table-cell office:value-type="string">
                <text:p>isArray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355">
                <text:p>0.0000355</text:p>
              </table:table-cell>
            </table:table-row>
            <table:table-row>
              <table:table-cell office:value-type="string">
                <text:p>isArrayBuffer</text:p>
              </table:table-cell>
              <table:table-cell office:value-type="float" office:value="0.0000753">
                <text:p>0.0000753</text:p>
              </table:table-cell>
              <table:table-cell office:value-type="float" office:value="0.0000034">
                <text:p>0.0000034</text:p>
              </table:table-cell>
            </table:table-row>
            <table:table-row>
              <table:table-cell office:value-type="string">
                <text:p>each</text:p>
              </table:table-cell>
              <table:table-cell office:value-type="float" office:value="0.0000552">
                <text:p>0.0000552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every</text:p>
              </table:table-cell>
              <table:table-cell office:value-type="float" office:value="0.0000577">
                <text:p>0.0000577</text:p>
              </table:table-cell>
              <table:table-cell office:value-type="float" office:value="0.0000401">
                <text:p>0.0000401</text:p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0.0000566">
                <text:p>0.0000566</text:p>
              </table:table-cell>
              <table:table-cell office:value-type="float" office:value="0.0000192">
                <text:p>0.0000192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0.0000212">
                <text:p>0.0000212</text:p>
              </table:table-cell>
              <table:table-cell office:value-type="float" office:value="0.0000401">
                <text:p>0.0000401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0.00000809">
                <text:p>0.0000080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reduce</text:p>
              </table:table-cell>
              <table:table-cell office:value-type="float" office:value="0.0000155">
                <text:p>0.0000155</text:p>
              </table:table-cell>
              <table:table-cell office:value-type="float" office:value="0.0000178">
                <text:p>0.0000178</text:p>
              </table:table-cell>
            </table:table-row>
            <table:table-row>
              <table:table-cell office:value-type="string">
                <text:p>range</text:p>
              </table:table-cell>
              <table:table-cell office:value-type="float" office:value="0.0000351">
                <text:p>0.0000351</text:p>
              </table:table-cell>
              <table:table-cell office:value-type="float" office:value="0.00000858">
                <text:p>0.00000858</text:p>
              </table:table-cell>
            </table:table-row>
            <table:table-row>
              <table:table-cell office:value-type="string">
                <text:p>reduceRight</text:p>
              </table:table-cell>
              <table:table-cell office:value-type="float" office:value="0.0000904">
                <text:p>0.0000904</text:p>
              </table:table-cell>
              <table:table-cell office:value-type="float" office:value="0.0000878">
                <text:p>0.0000878</text:p>
              </table:table-cell>
            </table:table-row>
            <table:table-row>
              <table:table-cell office:value-type="string">
                <text:p>size</text:p>
              </table:table-cell>
              <table:table-cell office:value-type="float" office:value="0.0000841">
                <text:p>0.0000841</text:p>
              </table:table-cell>
              <table:table-cell office:value-type="float" office:value="0.0000119">
                <text:p>0.0000119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0.0000755">
                <text:p>0.0000755</text:p>
              </table:table-cell>
              <table:table-cell office:value-type="float" office:value="0.0000106">
                <text:p>0.0000106</text:p>
              </table:table-cell>
            </table:table-row>
            <table:table-row>
              <table:table-cell office:value-type="string">
                <text:p>orderBy</text:p>
              </table:table-cell>
              <table:table-cell office:value-type="float" office:value="0.0000486">
                <text:p>0.0000486</text:p>
              </table:table-cell>
              <table:table-cell office:value-type="float" office:value="0.000442194204496">
                <text:p>0.000442194204496</text:p>
              </table:table-cell>
            </table:table-row>
            <table:table-row>
              <table:table-cell office:value-type="string">
                <text:p>uniq</text:p>
              </table:table-cell>
              <table:table-cell office:value-type="float" office:value="0.0000615">
                <text:p>0.0000615</text:p>
              </table:table-cell>
              <table:table-cell office:value-type="float" office:value="0.000101314818995">
                <text:p>0.000101314818995</text:p>
              </table:table-cell>
            </table:table-row>
            <table:table-row>
              <table:table-cell office:value-type="string">
                <text:p>isNaN</text:p>
              </table:table-cell>
              <table:table-cell office:value-type="float" office:value="0.00000669">
                <text:p>0.00000669</text:p>
              </table:table-cell>
              <table:table-cell office:value-type="float" office:value="0.00000284">
                <text:p>0.00000284</text:p>
              </table:table-cell>
            </table:table-row>
            <table:table-row>
              <table:table-cell office:value-type="string">
                <text:p>isNil</text:p>
              </table:table-cell>
              <table:table-cell office:value-type="float" office:value="0.0000461">
                <text:p>0.0000461</text:p>
              </table:table-cell>
              <table:table-cell office:value-type="float" office:value="0.00000566">
                <text:p>0.00000566</text:p>
              </table:table-cell>
            </table:table-row>
            <table:table-row>
              <table:table-cell office:value-type="string">
                <text:p>isNul</text:p>
              </table:table-cell>
              <table:table-cell office:value-type="float" office:value="0.00000556">
                <text:p>0.00000556</text:p>
              </table:table-cell>
              <table:table-cell office:value-type="float" office:value="0.00000548">
                <text:p>0.00000548</text:p>
              </table:table-cell>
            </table:table-row>
            <table:table-row>
              <table:table-cell office:value-type="string">
                <text:p>isUndefined</text:p>
              </table:table-cell>
              <table:table-cell office:value-type="float" office:value="0.0000448">
                <text:p>0.0000448</text:p>
              </table:table-cell>
              <table:table-cell office:value-type="float" office:value="0.00000587">
                <text:p>0.00000587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0000914">
                <text:p>0.0000914</text:p>
              </table:table-cell>
              <table:table-cell office:value-type="float" office:value="0.00000467">
                <text:p>0.00000467</text:p>
              </table:table-cell>
            </table:table-row>
            <table:table-row>
              <table:table-cell office:value-type="string">
                <text:p>gte</text:p>
              </table:table-cell>
              <table:table-cell office:value-type="float" office:value="0.00000526">
                <text:p>0.00000526</text:p>
              </table:table-cell>
              <table:table-cell office:value-type="float" office:value="0.00000456">
                <text:p>0.00000456</text:p>
              </table:table-cell>
            </table:table-row>
            <table:table-row>
              <table:table-cell office:value-type="string">
                <text:p>assign</text:p>
              </table:table-cell>
              <table:table-cell office:value-type="float" office:value="0.000253954597483">
                <text:p>0.000253954597483</text:p>
              </table:table-cell>
              <table:table-cell office:value-type="float" office:value="0.0000702">
                <text:p>0.0000702</text:p>
              </table:table-cell>
            </table:table-row>
            <table:table-row>
              <table:table-cell office:value-type="string">
                <text:p>assignIn</text:p>
              </table:table-cell>
              <table:table-cell office:value-type="float" office:value="0.0000418">
                <text:p>0.0000418</text:p>
              </table:table-cell>
              <table:table-cell office:value-type="float" office:value="0.0000259">
                <text:p>0.0000259</text:p>
              </table:table-cell>
            </table:table-row>
            <table:table-row>
              <table:table-cell office:value-type="string">
                <text:p>key</text:p>
              </table:table-cell>
              <table:table-cell office:value-type="float" office:value="0.0000654">
                <text:p>0.0000654</text:p>
              </table:table-cell>
              <table:table-cell office:value-type="float" office:value="0.00000626">
                <text:p>0.00000626</text:p>
              </table:table-cell>
            </table:table-row>
            <table:table-row>
              <table:table-cell office:value-type="string">
                <text:p>toPairs</text:p>
              </table:table-cell>
              <table:table-cell office:value-type="float" office:value="0.000141355564739">
                <text:p>0.000141355564739</text:p>
              </table:table-cell>
              <table:table-cell office:value-type="float" office:value="0.00000431">
                <text:p>0.00000431</text:p>
              </table:table-cell>
            </table:table-row>
            <table:table-row>
              <table:table-cell office:value-type="string">
                <text:p>values</text:p>
              </table:table-cell>
              <table:table-cell office:value-type="float" office:value="0.0000325">
                <text:p>0.0000325</text:p>
              </table:table-cell>
              <table:table-cell office:value-type="float" office:value="0.0000251">
                <text:p>0.0000251</text:p>
              </table:table-cell>
            </table:table-row>
            <table:table-row>
              <table:table-cell office:value-type="string">
                <text:p>get</text:p>
              </table:table-cell>
              <table:table-cell office:value-type="float" office:value="0.00000741">
                <text:p>0.0000074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omit</text:p>
              </table:table-cell>
              <table:table-cell office:value-type="float" office:value="0.0000239">
                <text:p>0.0000239</text:p>
              </table:table-cell>
              <table:table-cell office:value-type="float" office:value="0.0000129">
                <text:p>0.0000129</text:p>
              </table:table-cell>
            </table:table-row>
            <table:table-row>
              <table:table-cell office:value-type="string">
                <text:p>repeat</text:p>
              </table:table-cell>
              <table:table-cell office:value-type="float" office:value="0.0000179">
                <text:p>0.0000179</text:p>
              </table:table-cell>
              <table:table-cell office:value-type="float" office:value="0.00000895">
                <text:p>0.00000895</text:p>
              </table:table-cell>
            </table:table-row>
            <table:table-row>
              <table:table-cell office:value-type="string">
                <text:p>toLower</text:p>
              </table:table-cell>
              <table:table-cell office:value-type="float" office:value="0.000137639397007">
                <text:p>0.000137639397007</text:p>
              </table:table-cell>
              <table:table-cell office:value-type="float" office:value="0.0000117">
                <text:p>0.0000117</text:p>
              </table:table-cell>
            </table:table-row>
            <table:table-row>
              <table:table-cell office:value-type="string">
                <text:p>toUpper</text:p>
              </table:table-cell>
              <table:table-cell office:value-type="float" office:value="0.0000283">
                <text:p>0.0000283</text:p>
              </table:table-cell>
              <table:table-cell office:value-type="float" office:value="0.0000219">
                <text:p>0.0000219</text:p>
              </table:table-cell>
            </table:table-row>
            <table:table-row>
              <table:table-cell office:value-type="string">
                <text:p>trim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0162">
                <text:p>0.0000162</text:p>
              </table:table-cell>
            </table:table-row>
            <table:table-row>
              <table:table-cell office:value-type="string">
                <text:p>replace</text:p>
              </table:table-cell>
              <table:table-cell office:value-type="float" office:value="0.000179560414799">
                <text:p>0.000179560414799</text:p>
              </table:table-cell>
              <table:table-cell office:value-type="float" office:value="0.0000226">
                <text:p>0.00002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